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3940790.8065956" calcext:value-type="float">
            <text:p><text:s/>43,940,791 <text:s/></text:p>
          </table:table-cell>
          <table:table-cell table:style-name="ce50" office:value-type="float" office:value="6870294" calcext:value-type="float">
            <text:p><text:s/>6,870,294 <text:s/></text:p>
          </table:table-cell>
          <table:table-cell table:style-name="ce50" office:value-type="float" office:value="46725540.092" calcext:value-type="float">
            <text:p><text:s/>46,725,540 <text:s/></text:p>
          </table:table-cell>
          <table:table-cell table:style-name="ce50" office:value-type="float" office:value="252177" calcext:value-type="float">
            <text:p><text:s/>252,177 <text:s/></text:p>
          </table:table-cell>
          <table:table-cell table:style-name="ce50" office:value-type="float" office:value="13246981" calcext:value-type="float">
            <text:p><text:s/>13,246,9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3370" calcext:value-type="float">
            <text:p><text:s/>173,3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57344.6777777778" calcext:value-type="float">
            <text:p><text:s/>57,34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931" calcext:value-type="float">
            <text:p><text:s/>2,9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756" calcext:value-type="float">
            <text:p><text:s/>70,75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322230.512135711" calcext:value-type="float">
            <text:p><text:s/>-322,231 <text:s/></text:p>
          </table:table-cell>
          <table:table-cell table:style-name="ce50" office:value-type="float" office:value="240051" calcext:value-type="float">
            <text:p><text:s/>240,051 <text:s/></text:p>
          </table:table-cell>
          <table:table-cell table:style-name="ce50" office:value-type="float" office:value="-709903.049026754" calcext:value-type="float">
            <text:p><text:s/>-709,903 <text:s/></text:p>
          </table:table-cell>
          <table:table-cell table:style-name="ce50" office:value-type="float" office:value="-28354" calcext:value-type="float">
            <text:p><text:s/>-28,354 <text:s/></text:p>
          </table:table-cell>
          <table:table-cell table:style-name="ce50" office:value-type="float" office:value="55337.0490267533" calcext:value-type="float">
            <text:p><text:s/>55,33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56542" calcext:value-type="float">
            <text:p><text:s/>-56,5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4205676.6409535" calcext:value-type="float">
            <text:p><text:s/>44,205,677 <text:s/></text:p>
          </table:table-cell>
          <table:table-cell table:style-name="ce51" office:value-type="float" office:value="6630243" calcext:value-type="float">
            <text:p><text:s/>6,630,243 <text:s/></text:p>
          </table:table-cell>
          <table:table-cell table:style-name="ce51" office:value-type="float" office:value="47435443.1410268" calcext:value-type="float">
            <text:p><text:s/>47,435,443 <text:s/></text:p>
          </table:table-cell>
          <table:table-cell table:style-name="ce51" office:value-type="float" office:value="277600" calcext:value-type="float">
            <text:p><text:s/>277,600 <text:s/></text:p>
          </table:table-cell>
          <table:table-cell table:style-name="ce51" office:value-type="float" office:value="13191643.9509732" calcext:value-type="float">
            <text:p><text:s/>13,191,64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59156" calcext:value-type="float">
            <text:p><text:s/>159,15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7641.267581922" calcext:value-type="float">
            <text:p><text:s/>-17,641 <text:s/></text:p>
          </table:table-cell>
          <table:table-cell table:style-name="ce51" office:value-type="float" office:value="-34077" calcext:value-type="float">
            <text:p><text:s/>-34,077 <text:s/></text:p>
          </table:table-cell>
          <table:table-cell table:style-name="ce51" office:value-type="float" office:value="781002.912315879" calcext:value-type="float">
            <text:p><text:s/>781,003 <text:s/></text:p>
          </table:table-cell>
          <table:table-cell table:style-name="ce51" office:value-type="float" office:value="256" calcext:value-type="float">
            <text:p><text:s/>256 <text:s/></text:p>
          </table:table-cell>
          <table:table-cell table:style-name="ce51" office:value-type="float" office:value="-130378.31531588" calcext:value-type="float">
            <text:p><text:s/>-130,378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603230" calcext:value-type="float">
            <text:p><text:s/>-603,230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3950153.3357532" calcext:value-type="float">
            <text:p><text:s/>43,950,153 <text:s/></text:p>
          </table:table-cell>
          <table:table-cell table:style-name="ce50" office:value-type="float" office:value="6664320" calcext:value-type="float">
            <text:p><text:s/>6,664,320 <text:s/></text:p>
          </table:table-cell>
          <table:table-cell table:style-name="ce50" office:value-type="float" office:value="39062223.5025995" calcext:value-type="float">
            <text:p><text:s/>39,062,2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22022.2662891" calcext:value-type="float">
            <text:p><text:s/>13,322,0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817774" calcext:value-type="float">
            <text:p><text:s/>5,817,7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805036.33740111" calcext:value-type="float">
            <text:p><text:s/>6,805,036 <text:s/></text:p>
          </table:table-cell>
          <table:table-cell table:style-name="ce50" office:value-type="float" office:value="6664320" calcext:value-type="float">
            <text:p><text:s/>6,664,320 <text:s/></text:p>
          </table:table-cell>
          <table:table-cell table:style-name="ce50" office:value-type="float" office:value="2127151.367" calcext:value-type="float">
            <text:p><text:s/>2,127,1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948347.55444444" calcext:value-type="float">
            <text:p><text:s/>5,948,3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75653" calcext:value-type="float">
            <text:p><text:s/>1,875,6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17774" calcext:value-type="float">
            <text:p><text:s/>5,817,77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0772365.8763299" calcext:value-type="float">
            <text:p><text:s/>20,772,3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36011.7337109" calcext:value-type="float">
            <text:p><text:s/>21,636,0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84903.2662891" calcext:value-type="float">
            <text:p><text:s/>12,984,9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813947.164444445" calcext:value-type="float">
            <text:p><text:s/>813,9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04856" calcext:value-type="float">
            <text:p><text:s/>1,204,8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610456.40313332" calcext:value-type="float">
            <text:p><text:s/>9,610,45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218551.4018886" calcext:value-type="float">
            <text:p><text:s/>12,218,55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37119" calcext:value-type="float">
            <text:p><text:s/>337,11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492146.76255556" calcext:value-type="float">
            <text:p><text:s/>8,492,1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276881" calcext:value-type="float">
            <text:p><text:s/>6,276,8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492146.76255556" calcext:value-type="float">
            <text:p><text:s/>8,492,1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276881" calcext:value-type="float">
            <text:p><text:s/>6,276,8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85551.21333333" calcext:value-type="float">
            <text:p><text:s/>1,285,55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28015.579333333" calcext:value-type="float">
            <text:p><text:s/>628,01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57535.634" calcext:value-type="float">
            <text:p><text:s/>657,5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29532.578" calcext:value-type="float">
            <text:p><text:s/>129,53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17585" calcext:value-type="float">
            <text:p><text:s/>117,58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50227.54400446" calcext:value-type="float">
            <text:p><text:s/>7,350,22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592216.72611141" calcext:value-type="float">
            <text:p><text:s/>7,592,217 <text:s/></text:p>
          </table:table-cell>
          <table:table-cell table:style-name="ce52" office:value-type="float" office:value="277344" calcext:value-type="float">
            <text:p><text:s/>277,34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103908" calcext:value-type="float">
            <text:p><text:s/>1,103,90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042097.0884489" calcext:value-type="float">
            <text:p><text:s/>7,042,09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592216.72611141" calcext:value-type="float">
            <text:p><text:s/>7,592,217 <text:s/></text:p>
          </table:table-cell>
          <table:table-cell table:style-name="ce52" office:value-type="float" office:value="243343" calcext:value-type="float">
            <text:p><text:s/>243,34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42227" calcext:value-type="float">
            <text:p><text:s/>742,22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042097.0884489" calcext:value-type="float">
            <text:p><text:s/>7,042,0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592216.72611141" calcext:value-type="float">
            <text:p><text:s/>7,592,217 <text:s/></text:p>
          </table:table-cell>
          <table:table-cell table:style-name="ce50" office:value-type="float" office:value="243343" calcext:value-type="float">
            <text:p><text:s/>243,3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2227" calcext:value-type="float">
            <text:p><text:s/>742,2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55742.80192" calcext:value-type="float">
            <text:p><text:s/>55,7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2514.016" calcext:value-type="float">
            <text:p><text:s/>82,5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42980.067686435" calcext:value-type="float">
            <text:p><text:s/>542,9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3753.38966742" calcext:value-type="float">
            <text:p><text:s/>803,7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40032.686558606" calcext:value-type="float">
            <text:p><text:s/>540,0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9390.48997162" calcext:value-type="float">
            <text:p><text:s/>799,3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228300.43997595" calcext:value-type="float">
            <text:p><text:s/>2,228,3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90124.2368065" calcext:value-type="float">
            <text:p><text:s/>3,290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84558.91243872" calcext:value-type="float">
            <text:p><text:s/>1,484,5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97537.86380731" calcext:value-type="float">
            <text:p><text:s/>2,197,5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5936.5534675936" calcext:value-type="float">
            <text:p>( 85,93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27208.71401453" calcext:value-type="float">
            <text:p>( 127,20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98622.35897112" calcext:value-type="float">
            <text:p>( 1,398,62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70329.14979278" calcext:value-type="float">
            <text:p>( 2,070,32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82885.444462252" calcext:value-type="float">
            <text:p><text:s/>582,8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2823.84871057" calcext:value-type="float">
            <text:p><text:s/>862,8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53957.395394979" calcext:value-type="float">
            <text:p><text:s/>153,9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897.46028862" calcext:value-type="float">
            <text:p><text:s/>227,8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6898.68768" calcext:value-type="float">
            <text:p><text:s/>6,89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65.064" calcext:value-type="float">
            <text:p><text:s/>1,86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9503.90741333333" calcext:value-type="float">
            <text:p><text:s/>9,5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68.284" calcext:value-type="float">
            <text:p><text:s/>14,0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647.12234666667" calcext:value-type="float">
            <text:p><text:s/>4,64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78.964" calcext:value-type="float">
            <text:p><text:s/>6,8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605240.95687111" calcext:value-type="float">
            <text:p><text:s/>1,605,2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6179.048" calcext:value-type="float">
            <text:p><text:s/>2,376,1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338417.07363556" calcext:value-type="float">
            <text:p><text:s/>1,338,4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1209.484" calcext:value-type="float">
            <text:p><text:s/>1,981,2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66823.883235556" calcext:value-type="float">
            <text:p><text:s/>266,8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4969.564" calcext:value-type="float">
            <text:p><text:s/>394,9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908829.64286253" calcext:value-type="float">
            <text:p><text:s/>1,908,8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76.856" calcext:value-type="float">
            <text:p><text:s/>1,977 <text:s/></text:p>
          </table:table-cell>
          <table:table-cell table:style-name="ce50" office:value-type="float" office:value="243343" calcext:value-type="float">
            <text:p><text:s/>243,3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2227" calcext:value-type="float">
            <text:p><text:s/>742,2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907556.99347586" calcext:value-type="float">
            <text:p><text:s/>1,907,5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3" calcext:value-type="float">
            <text:p><text:s/>93 <text:s/></text:p>
          </table:table-cell>
          <table:table-cell table:style-name="ce50" office:value-type="float" office:value="243343" calcext:value-type="float">
            <text:p><text:s/>243,3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2227" calcext:value-type="float">
            <text:p><text:s/>742,2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272.64938666667" calcext:value-type="float">
            <text:p><text:s/>1,2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83.856" calcext:value-type="float">
            <text:p><text:s/>1,8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6819.462814277" calcext:value-type="float">
            <text:p><text:s/>146,8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7331.44166587" calcext:value-type="float">
            <text:p><text:s/>217,3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08130.455555556" calcext:value-type="float">
            <text:p><text:s/>308,1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001" calcext:value-type="float">
            <text:p><text:s/>34,0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681" calcext:value-type="float">
            <text:p><text:s/>361,6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08130.455555556" calcext:value-type="float">
            <text:p><text:s/>308,1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001" calcext:value-type="float">
            <text:p><text:s/>34,0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1681" calcext:value-type="float">
            <text:p><text:s/>361,6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3450203.819607" calcext:value-type="float">
            <text:p><text:s/>123,450,20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8703452.5001975" calcext:value-type="float">
            <text:p><text:s/>88,703,45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563016.3820315" calcext:value-type="float">
            <text:p><text:s/>32,563,01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7274355.16" calcext:value-type="float">
            <text:p><text:s/>87,274,35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7509761.7779685" calcext:value-type="float">
            <text:p><text:s/>57,509,76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9764593.3820315" calcext:value-type="float">
            <text:p><text:s/>29,764,59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579373.965445" calcext:value-type="float">
            <text:p><text:s/>2,579,3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79373.965445" calcext:value-type="float">
            <text:p><text:s/>2,579,37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3596474.694162" calcext:value-type="float">
            <text:p><text:s/>33,596,47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614316.756784" calcext:value-type="float">
            <text:p><text:s/>28,614,31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98423" calcext:value-type="float">
            <text:p><text:s/>2,798,42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1822551.44522" calcext:value-type="float">
            <text:p><text:s/>21,822,55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931138.44522" calcext:value-type="float">
            <text:p><text:s/>19,931,1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91413" calcext:value-type="float">
            <text:p><text:s/>1,891,41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1822551.44522" calcext:value-type="float">
            <text:p><text:s/>21,822,55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931138.44522" calcext:value-type="float">
            <text:p><text:s/>19,931,13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91413" calcext:value-type="float">
            <text:p><text:s/>1,891,41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70233.522306361" calcext:value-type="float">
            <text:p><text:s/>70,234 <text:s/></text:p>
          </table:table-cell>
          <table:table-cell table:style-name="ce49" office:value-type="float" office:value="9054" calcext:value-type="float">
            <text:p><text:s/>9,054 <text:s/></text:p>
          </table:table-cell>
          <table:table-cell table:style-name="ce49" office:value-type="float" office:value="61179.522306361" calcext:value-type="float">
            <text:p><text:s/>61,18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771857.5336014" calcext:value-type="float">
            <text:p><text:s/>71,771,858 <text:s/></text:p>
          </table:table-cell>
          <table:table-cell table:style-name="ce50" office:value-type="float" office:value="50083229" calcext:value-type="float">
            <text:p><text:s/>50,083,2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52481.465" calcext:value-type="float">
            <text:p><text:s/>352,4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6211.348" calcext:value-type="float">
            <text:p><text:s/>3,086,2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85133.0109223" calcext:value-type="float">
            <text:p><text:s/>19,485,1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9439.328" calcext:value-type="float">
            <text:p><text:s/>79,4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3819.86666667" calcext:value-type="float">
            <text:p><text:s/>1,303,8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66592.88888889" calcext:value-type="float">
            <text:p><text:s/>2,666,59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3757.313114008" calcext:value-type="float">
            <text:p><text:s/>933,757 <text:s/></text:p>
          </table:table-cell>
          <table:table-cell table:style-name="ce50" office:value-type="float" office:value="912541" calcext:value-type="float">
            <text:p><text:s/>912,541 <text:s/></text:p>
          </table:table-cell>
          <table:table-cell table:style-name="ce50" office:value-type="float" office:value="31.9526284534" calcext:value-type="float">
            <text:p><text:s/>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0836.006" calcext:value-type="float">
            <text:p><text:s/>130,83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7452787.9763159" calcext:value-type="float">
            <text:p><text:s/>47,452,788 <text:s/></text:p>
          </table:table-cell>
          <table:table-cell table:style-name="ce51" office:value-type="float" office:value="49179742" calcext:value-type="float">
            <text:p><text:s/>49,179,742 <text:s/></text:p>
          </table:table-cell>
          <table:table-cell table:style-name="ce51" office:value-type="float" office:value="61147.5696779076" calcext:value-type="float">
            <text:p><text:s/>61,148 <text:s/></text:p>
          </table:table-cell>
          <table:table-cell table:style-name="ce51" office:value-type="float" office:value="352481.465" calcext:value-type="float">
            <text:p><text:s/>352,48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875936.014" calcext:value-type="float">
            <text:p><text:s/>2,875,93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40597.15073889" calcext:value-type="float">
            <text:p><text:s/>6,540,5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7509.79" calcext:value-type="float">
            <text:p><text:s/>447,5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615375.244427416" calcext:value-type="float">
            <text:p><text:s/>-615,375 <text:s/></text:p>
          </table:table-cell>
          <table:table-cell table:style-name="ce51" office:value-type="float" office:value="-122556" calcext:value-type="float">
            <text:p><text:s/>-122,556 <text:s/></text:p>
          </table:table-cell>
          <table:table-cell table:style-name="ce51" office:value-type="float" office:value="-13.8469423806" calcext:value-type="float">
            <text:p><text:s/>-1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13720.9927589041" calcext:value-type="float">
            <text:p><text:s/>-13,72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32640.36076716" calcext:value-type="float">
            <text:p><text:s/>732,640 <text:s/></text:p>
          </table:table-cell>
          <table:table-cell table:style-name="ce50" office:value-type="float" office:value="7514778.84516136" calcext:value-type="float">
            <text:p><text:s/>7,514,779 <text:s/></text:p>
          </table:table-cell>
          <table:table-cell table:style-name="ce50" office:value-type="float" office:value="731701.58470027" calcext:value-type="float">
            <text:p><text:s/>731,702 <text:s/></text:p>
          </table:table-cell>
          <table:table-cell table:style-name="ce50" office:value-type="float" office:value="51818970.8671205" calcext:value-type="float">
            <text:p><text:s/>51,818,971 <text:s/></text:p>
          </table:table-cell>
          <table:table-cell table:style-name="ce50" office:value-type="float" office:value="49302298" calcext:value-type="float">
            <text:p><text:s/>49,302,298 <text:s/></text:p>
          </table:table-cell>
          <table:table-cell table:style-name="ce50" office:value-type="float" office:value="61161.4166202882" calcext:value-type="float">
            <text:p><text:s/>61,161 <text:s/></text:p>
          </table:table-cell>
          <table:table-cell table:style-name="ce50" office:value-type="float" office:value="352481.465" calcext:value-type="float">
            <text:p><text:s/>352,481 <text:s/></text:p>
          </table:table-cell>
          <table:table-cell table:style-name="ce50" office:value-type="float" office:value="40825.26947362" calcext:value-type="float">
            <text:p><text:s/>40,82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15940.8816203" calcext:value-type="float">
            <text:p><text:s/>49,715,941 <text:s/></text:p>
          </table:table-cell>
          <table:table-cell table:style-name="ce50" office:value-type="float" office:value="49302298" calcext:value-type="float">
            <text:p><text:s/>49,302,298 <text:s/></text:p>
          </table:table-cell>
          <table:table-cell table:style-name="ce50" office:value-type="float" office:value="61161.4166202882" calcext:value-type="float">
            <text:p><text:s/>61,161 <text:s/></text:p>
          </table:table-cell>
          <table:table-cell table:style-name="ce50" office:value-type="float" office:value="352481.465" calcext:value-type="float">
            <text:p><text:s/>352,4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2443.46666667" calcext:value-type="float">
            <text:p><text:s/>1,752,4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18.13333333333" calcext:value-type="float">
            <text:p><text:s/>3,21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32640.36076716" calcext:value-type="float">
            <text:p><text:s/>732,640 <text:s/></text:p>
          </table:table-cell>
          <table:table-cell table:style-name="ce51" office:value-type="float" office:value="7514778.84516136" calcext:value-type="float">
            <text:p><text:s/>7,514,779 <text:s/></text:p>
          </table:table-cell>
          <table:table-cell table:style-name="ce51" office:value-type="float" office:value="731701.58470027" calcext:value-type="float">
            <text:p><text:s/>731,702 <text:s/></text:p>
          </table:table-cell>
          <table:table-cell table:style-name="ce51" office:value-type="float" office:value="347368.385500247" calcext:value-type="float">
            <text:p><text:s/>347,36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825.26947362" calcext:value-type="float">
            <text:p><text:s/>40,82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60763" calcext:value-type="float">
            <text:p><text:s/>3,060,763 <text:s/></text:p>
          </table:table-cell>
          <table:table-cell table:style-name="ce50" office:value-type="float" office:value="21769621" calcext:value-type="float">
            <text:p><text:s/>21,769,621 <text:s/></text:p>
          </table:table-cell>
          <table:table-cell table:style-name="ce50" office:value-type="float" office:value="1455834" calcext:value-type="float">
            <text:p><text:s/>1,455,834 <text:s/></text:p>
          </table:table-cell>
          <table:table-cell table:style-name="ce50" office:value-type="float" office:value="57243368.6629887" calcext:value-type="float">
            <text:p><text:s/>57,243,36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5679.852" calcext:value-type="float">
            <text:p><text:s/>2,495,680 <text:s/></text:p>
          </table:table-cell>
          <table:table-cell table:style-name="ce50" office:value-type="float" office:value="2180269.224" calcext:value-type="float">
            <text:p><text:s/>2,180,2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60763" calcext:value-type="float">
            <text:p><text:s/>3,060,763 <text:s/></text:p>
          </table:table-cell>
          <table:table-cell table:style-name="ce50" office:value-type="float" office:value="21769621" calcext:value-type="float">
            <text:p><text:s/>21,769,621 <text:s/></text:p>
          </table:table-cell>
          <table:table-cell table:style-name="ce50" office:value-type="float" office:value="1455834" calcext:value-type="float">
            <text:p><text:s/>1,455,834 <text:s/></text:p>
          </table:table-cell>
          <table:table-cell table:style-name="ce50" office:value-type="float" office:value="52089317.8401193" calcext:value-type="float">
            <text:p><text:s/>52,089,3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5679.852" calcext:value-type="float">
            <text:p><text:s/>2,495,680 <text:s/></text:p>
          </table:table-cell>
          <table:table-cell table:style-name="ce50" office:value-type="float" office:value="1771306.63924883" calcext:value-type="float">
            <text:p><text:s/>1,771,30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154050.82286933" calcext:value-type="float">
            <text:p><text:s/>5,154,05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08962.584751168" calcext:value-type="float">
            <text:p><text:s/>408,9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81679" calcext:value-type="float">
            <text:p><text:s/>481,679 <text:s/></text:p>
          </table:table-cell>
          <table:table-cell table:style-name="ce50" office:value-type="float" office:value="11284778" calcext:value-type="float">
            <text:p><text:s/>11,284,778 <text:s/></text:p>
          </table:table-cell>
          <table:table-cell table:style-name="ce50" office:value-type="float" office:value="416606" calcext:value-type="float">
            <text:p><text:s/>416,606 <text:s/></text:p>
          </table:table-cell>
          <table:table-cell table:style-name="ce50" office:value-type="float" office:value="3281902.37498031" calcext:value-type="float">
            <text:p><text:s/>3,281,9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4338.49648462" calcext:value-type="float">
            <text:p><text:s/>2,454,338 <text:s/></text:p>
          </table:table-cell>
          <table:table-cell table:style-name="ce50" office:value-type="float" office:value="98553.1225315068" calcext:value-type="float">
            <text:p><text:s/>98,5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9.33333333333" calcext:value-type="float">
            <text:p><text:s/>2,5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89648" calcext:value-type="float">
            <text:p><text:s/>389,648 <text:s/></text:p>
          </table:table-cell>
          <table:table-cell table:style-name="ce50" office:value-type="float" office:value="4166000" calcext:value-type="float">
            <text:p><text:s/>4,166,000 <text:s/></text:p>
          </table:table-cell>
          <table:table-cell table:style-name="ce50" office:value-type="float" office:value="416606" calcext:value-type="float">
            <text:p><text:s/>416,606 <text:s/></text:p>
          </table:table-cell>
          <table:table-cell table:style-name="ce50" office:value-type="float" office:value="23691.7333333333" calcext:value-type="float">
            <text:p><text:s/>23,6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92031" calcext:value-type="float">
            <text:p><text:s/>92,031 <text:s/></text:p>
          </table:table-cell>
          <table:table-cell table:style-name="ce50" office:value-type="float" office:value="7118778" calcext:value-type="float">
            <text:p><text:s/>7,118,7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.4" calcext:value-type="float">
            <text:p><text:s/>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52880.26183403" calcext:value-type="float">
            <text:p><text:s/>3,252,8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4338.49648462" calcext:value-type="float">
            <text:p><text:s/>2,454,338 <text:s/></text:p>
          </table:table-cell>
          <table:table-cell table:style-name="ce50" office:value-type="float" office:value="97401.168" calcext:value-type="float">
            <text:p><text:s/>97,4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06.46666666667" calcext:value-type="float">
            <text:p><text:s/>1,7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20.17981294977" calcext:value-type="float">
            <text:p><text:s/>1,02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151.95453150685" calcext:value-type="float">
            <text:p><text:s/>1,15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6929" calcext:value-type="float">
            <text:p><text:s/>26,929 <text:s/></text:p>
          </table:table-cell>
          <table:table-cell table:style-name="ce52" office:value-type="float" office:value="243308" calcext:value-type="float">
            <text:p><text:s/>243,308 <text:s/></text:p>
          </table:table-cell>
          <table:table-cell table:style-name="ce52" office:value-type="float" office:value="21694" calcext:value-type="float">
            <text:p><text:s/>21,694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819514.63923284" calcext:value-type="float">
            <text:p><text:s/>1,819,515 <text:s/></text:p>
          </table:table-cell>
          <table:table-cell table:style-name="ce52" office:value-type="float" office:value="2726756.15483864" calcext:value-type="float">
            <text:p><text:s/>2,726,756 <text:s/></text:p>
          </table:table-cell>
          <table:table-cell table:style-name="ce52" office:value-type="float" office:value="285832.41529973" calcext:value-type="float">
            <text:p><text:s/>285,832 <text:s/></text:p>
          </table:table-cell>
          <table:table-cell table:style-name="ce52" office:value-type="float" office:value="43670061.4908923" calcext:value-type="float">
            <text:p><text:s/>43,670,06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16.08604176" calcext:value-type="float">
            <text:p><text:s/>516 <text:s/></text:p>
          </table:table-cell>
          <table:table-cell table:style-name="ce52" office:value-type="float" office:value="4523863.3182274" calcext:value-type="float">
            <text:p><text:s/>4,523,86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819514.63923284" calcext:value-type="float">
            <text:p><text:s/>1,819,515 <text:s/></text:p>
          </table:table-cell>
          <table:table-cell table:style-name="ce52" office:value-type="float" office:value="2726756.15483864" calcext:value-type="float">
            <text:p><text:s/>2,726,756 <text:s/></text:p>
          </table:table-cell>
          <table:table-cell table:style-name="ce52" office:value-type="float" office:value="285832.41529973" calcext:value-type="float">
            <text:p><text:s/>285,832 <text:s/></text:p>
          </table:table-cell>
          <table:table-cell table:style-name="ce52" office:value-type="float" office:value="18549858.9732609" calcext:value-type="float">
            <text:p><text:s/>18,549,85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16.08604176" calcext:value-type="float">
            <text:p><text:s/>516 <text:s/></text:p>
          </table:table-cell>
          <table:table-cell table:style-name="ce52" office:value-type="float" office:value="2321739.9162274" calcext:value-type="float">
            <text:p><text:s/>2,321,7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819514.63923284" calcext:value-type="float">
            <text:p><text:s/>1,819,515 <text:s/></text:p>
          </table:table-cell>
          <table:table-cell table:style-name="ce50" office:value-type="float" office:value="2726756.15483864" calcext:value-type="float">
            <text:p><text:s/>2,726,756 <text:s/></text:p>
          </table:table-cell>
          <table:table-cell table:style-name="ce50" office:value-type="float" office:value="285832.41529973" calcext:value-type="float">
            <text:p><text:s/>285,832 <text:s/></text:p>
          </table:table-cell>
          <table:table-cell table:style-name="ce50" office:value-type="float" office:value="2776087.62333093" calcext:value-type="float">
            <text:p><text:s/>2,776,0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6.08604176" calcext:value-type="float">
            <text:p><text:s/>516 <text:s/></text:p>
          </table:table-cell>
          <table:table-cell table:style-name="ce50" office:value-type="float" office:value="472491.920843836" calcext:value-type="float">
            <text:p><text:s/>472,4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514.8021" calcext:value-type="float">
            <text:p><text:s/>37,5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54.14" calcext:value-type="float">
            <text:p><text:s/>4,0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638.821423376" calcext:value-type="float">
            <text:p><text:s/>237,6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54.72284383562" calcext:value-type="float">
            <text:p><text:s/>8,1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3529.261033157" calcext:value-type="float">
            <text:p><text:s/>293,5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68.994" calcext:value-type="float">
            <text:p><text:s/>9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36.8043833333" calcext:value-type="float">
            <text:p><text:s/>24,4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5.07" calcext:value-type="float">
            <text:p><text:s/>3,8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27.31177666667" calcext:value-type="float">
            <text:p><text:s/>6,7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9.074" calcext:value-type="float">
            <text:p><text:s/>16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371.25687092" calcext:value-type="float">
            <text:p><text:s/>106,3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37.868" calcext:value-type="float">
            <text:p><text:s/>3,1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55.61439333333" calcext:value-type="float">
            <text:p><text:s/>3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77.804" calcext:value-type="float">
            <text:p><text:s/>3,7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083" calcext:value-type="float">
            <text:p><text:s/>12,0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99880.516876012" calcext:value-type="float">
            <text:p><text:s/>899,88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6.08604176" calcext:value-type="float">
            <text:p><text:s/>516 <text:s/></text:p>
          </table:table-cell>
          <table:table-cell table:style-name="ce50" office:value-type="float" office:value="259864.92" calcext:value-type="float">
            <text:p><text:s/>259,8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2450.89081648" calcext:value-type="float">
            <text:p><text:s/>602,4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8774.94" calcext:value-type="float">
            <text:p><text:s/>68,7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76680.073956352" calcext:value-type="float">
            <text:p>( 476,68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8774.94" calcext:value-type="float">
            <text:p>( 68,77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5359.083526795" calcext:value-type="float">
            <text:p>( 125,35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11.733333333333" calcext:value-type="float">
            <text:p>( 41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1326.014411116" calcext:value-type="float">
            <text:p><text:s/>111,3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6.08604176" calcext:value-type="float">
            <text:p><text:s/>51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671.2986150827" calcext:value-type="float">
            <text:p><text:s/>40,6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083" calcext:value-type="float">
            <text:p><text:s/>12,083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45432.313033333" calcext:value-type="float">
            <text:p><text:s/>145,43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91089.98" calcext:value-type="float">
            <text:p><text:s/>191,0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0027.221167778" calcext:value-type="float">
            <text:p><text:s/>110,0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466.826" calcext:value-type="float">
            <text:p><text:s/>4,4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933.0456733333" calcext:value-type="float">
            <text:p><text:s/>46,9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57.756" calcext:value-type="float">
            <text:p><text:s/>4,25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1151.3602366667" calcext:value-type="float">
            <text:p><text:s/>71,15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074.038" calcext:value-type="float">
            <text:p><text:s/>5,0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740.446583333" calcext:value-type="float">
            <text:p><text:s/>245,7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62.55" calcext:value-type="float">
            <text:p><text:s/>10,8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983.1333333333" calcext:value-type="float">
            <text:p><text:s/>41,9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3757.31325" calcext:value-type="float">
            <text:p><text:s/>203,7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862.55" calcext:value-type="float">
            <text:p><text:s/>10,8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803.27813333333" calcext:value-type="float">
            <text:p>( 5,803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708.32" calcext:value-type="float">
            <text:p>( 7,708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191.1996" calcext:value-type="float">
            <text:p>( 3,19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690.64" calcext:value-type="float">
            <text:p>( 2,69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807431.63923284" calcext:value-type="float">
            <text:p><text:s/>1,807,432 <text:s/></text:p>
          </table:table-cell>
          <table:table-cell table:style-name="ce50" office:value-type="float" office:value="2726756.15483864" calcext:value-type="float">
            <text:p><text:s/>2,726,756 <text:s/></text:p>
          </table:table-cell>
          <table:table-cell table:style-name="ce50" office:value-type="float" office:value="285832.41529973" calcext:value-type="float">
            <text:p><text:s/>285,832 <text:s/></text:p>
          </table:table-cell>
          <table:table-cell table:style-name="ce50" office:value-type="float" office:value="308982.212546667" calcext:value-type="float">
            <text:p><text:s/>308,9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713.992" calcext:value-type="float">
            <text:p><text:s/>23,7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07431.63923284" calcext:value-type="float">
            <text:p><text:s/>1,807,432 <text:s/></text:p>
          </table:table-cell>
          <table:table-cell table:style-name="ce50" office:value-type="float" office:value="2726756.15483864" calcext:value-type="float">
            <text:p><text:s/>2,726,756 <text:s/></text:p>
          </table:table-cell>
          <table:table-cell table:style-name="ce50" office:value-type="float" office:value="285832.41529973" calcext:value-type="float">
            <text:p><text:s/>285,832 <text:s/></text:p>
          </table:table-cell>
          <table:table-cell table:style-name="ce50" office:value-type="float" office:value="261941.216933333" calcext:value-type="float">
            <text:p><text:s/>261,9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598.64" calcext:value-type="float">
            <text:p><text:s/>13,5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040.9956133333" calcext:value-type="float">
            <text:p><text:s/>47,0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115.352" calcext:value-type="float">
            <text:p><text:s/>10,1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680.26691666667" calcext:value-type="float">
            <text:p>( 7,68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08.35" calcext:value-type="float">
            <text:p>( 7,40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920.0245577778" calcext:value-type="float">
            <text:p><text:s/>62,9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97.652" calcext:value-type="float">
            <text:p><text:s/>5,298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319.42328333333" calcext:value-type="float">
            <text:p><text:s/>9,31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972.33" calcext:value-type="float">
            <text:p><text:s/>3,9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633.8283074453" calcext:value-type="float">
            <text:p><text:s/>64,6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35.9" calcext:value-type="float">
            <text:p><text:s/>4,6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947.6959377778" calcext:value-type="float">
            <text:p><text:s/>35,9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740.944" calcext:value-type="float">
            <text:p><text:s/>8,7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647.3339566667" calcext:value-type="float">
            <text:p><text:s/>96,6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6401.086" calcext:value-type="float">
            <text:p><text:s/>116,4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8.413333352" calcext:value-type="float">
            <text:p><text:s/>7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739.5161433333" calcext:value-type="float">
            <text:p><text:s/>72,7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96.254" calcext:value-type="float">
            <text:p><text:s/>1,09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412.7127466667" calcext:value-type="float">
            <text:p><text:s/>40,41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12344.0147672" calcext:value-type="float">
            <text:p><text:s/>13,012,3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033.243" calcext:value-type="float">
            <text:p><text:s/>107,0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889.7777777778" calcext:value-type="float">
            <text:p><text:s/>98,8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24131.7036561" calcext:value-type="float">
            <text:p><text:s/>12,724,1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033.243" calcext:value-type="float">
            <text:p><text:s/>107,0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717.2" calcext:value-type="float">
            <text:p><text:s/>27,71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605.333333333" calcext:value-type="float">
            <text:p><text:s/>161,6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1012.002826667" calcext:value-type="float">
            <text:p><text:s/>481,0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2.704" calcext:value-type="float">
            <text:p><text:s/>2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410.2694933333" calcext:value-type="float">
            <text:p><text:s/>99,4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2.704" calcext:value-type="float">
            <text:p><text:s/>23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81601.733333333" calcext:value-type="float">
            <text:p><text:s/>381,60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7981.95568364" calcext:value-type="float">
            <text:p><text:s/>1,067,9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385.1546575343" calcext:value-type="float">
            <text:p><text:s/>97,3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7397.838899193" calcext:value-type="float">
            <text:p><text:s/>487,3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6763.3986575343" calcext:value-type="float">
            <text:p><text:s/>96,7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67.6" calcext:value-type="float">
            <text:p><text:s/>6,8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86.8" calcext:value-type="float">
            <text:p><text:s/>13,08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69.6" calcext:value-type="float">
            <text:p><text:s/>10,5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10.33333333333" calcext:value-type="float">
            <text:p><text:s/>5,01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511.108871111" calcext:value-type="float">
            <text:p><text:s/>401,5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3.584" calcext:value-type="float">
            <text:p><text:s/>52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3538.67458" calcext:value-type="float">
            <text:p><text:s/>143,53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8.172" calcext:value-type="float">
            <text:p><text:s/>98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12433.37665247" calcext:value-type="float">
            <text:p><text:s/>1,212,43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44596.89372603" calcext:value-type="float">
            <text:p><text:s/>1,644,5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20202.5176313" calcext:value-type="float">
            <text:p><text:s/>25,120,2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02123.402" calcext:value-type="float">
            <text:p><text:s/>2,202,1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20202.5176313" calcext:value-type="float">
            <text:p><text:s/>25,120,2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02123.402" calcext:value-type="float">
            <text:p><text:s/>2,202,1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1253028.7746967" calcext:value-type="float">
            <text:p>( 21,253,02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202123.402" calcext:value-type="float">
            <text:p>( 2,202,12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35151.905054" calcext:value-type="float">
            <text:p><text:s/>735,152 <text:s/></text:p>
          </table:table-cell>
          <table:table-cell table:style-name="ce57" office:value-type="float" office:value="1199715.819619" calcext:value-type="float">
            <text:p><text:s/>1,199,716 <text:s/></text:p>
          </table:table-cell>
          <table:table-cell table:style-name="ce57" office:value-type="float" office:value="248867.212705" calcext:value-type="float">
            <text:p><text:s/>248,867 <text:s/></text:p>
          </table:table-cell>
          <table:table-cell table:style-name="ce57" office:value-type="float" office:value="8011069.322088" calcext:value-type="float">
            <text:p><text:s/>8,011,069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96852.35521" calcext:value-type="float">
            <text:p><text:s/>196,85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603513.718" calcext:value-type="float">
            <text:p><text:s/>6,603,51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460.781075" calcext:value-type="float">
            <text:p><text:s/>8,46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35151.905054" calcext:value-type="float">
            <text:p><text:s/>735,152 <text:s/></text:p>
          </table:table-cell>
          <table:table-cell table:style-name="ce57" office:value-type="float" office:value="1199715.819619" calcext:value-type="float">
            <text:p><text:s/>1,199,716 <text:s/></text:p>
          </table:table-cell>
          <table:table-cell table:style-name="ce57" office:value-type="float" office:value="248867.212705" calcext:value-type="float">
            <text:p><text:s/>248,867 <text:s/></text:p>
          </table:table-cell>
          <table:table-cell table:style-name="ce57" office:value-type="float" office:value="1399094.823013" calcext:value-type="float">
            <text:p><text:s/>1,399,09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96852.35521" calcext:value-type="float">
            <text:p><text:s/>196,85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32592.281106" calcext:value-type="float">
            <text:p><text:s/>732,592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32592.281106" calcext:value-type="float">
            <text:p><text:s/>732,59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964651" calcext:value-type="float">
            <text:p><text:s/>16,964,6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04368" calcext:value-type="float">
            <text:p><text:s/>5,404,3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64844" calcext:value-type="float">
            <text:p><text:s/>1,264,84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999917" calcext:value-type="float">
            <text:p><text:s/>2,999,9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5223" calcext:value-type="float">
            <text:p><text:s/>435,223 <text:s/></text:p>
          </table:table-cell>
          <table:table-cell table:number-columns-repeated="2" table:style-name="ce50" office:value-type="float" office:value="-191102.7" calcext:value-type="float">
            <text:p><text:s/>-191,10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8142" calcext:value-type="float">
            <text:p><text:s/>68,142 <text:s/></text:p>
          </table:table-cell>
          <table:table-cell table:style-name="ce50" office:value-type="float" office:value="2049" calcext:value-type="float">
            <text:p><text:s/>2,04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529428" calcext:value-type="float">
            <text:p><text:s/>16,529,428 <text:s/></text:p>
          </table:table-cell>
          <table:table-cell table:number-columns-repeated="2" table:style-name="ce51" office:value-type="float" office:value="-5213265.3" calcext:value-type="float">
            <text:p><text:s/>-5,213,265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332903" calcext:value-type="float">
            <text:p><text:s/>-4,332,903 <text:s/></text:p>
          </table:table-cell>
          <table:table-cell table:style-name="ce51" office:value-type="float" office:value="-2049" calcext:value-type="float">
            <text:p><text:s/>-2,04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204052" calcext:value-type="float">
            <text:p><text:s/>4,204,052 <text:s/></text:p>
          </table:table-cell>
          <table:table-cell table:number-columns-repeated="2" table:style-name="ce50" office:value-type="float" office:value="119360" calcext:value-type="float">
            <text:p><text:s/>119,3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822" calcext:value-type="float">
            <text:p><text:s/>12,8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2" calcext:value-type="float">
            <text:p><text:s/>-2 <text:s/></text:p>
          </table:table-cell>
          <table:table-cell table:number-columns-repeated="2" table:style-name="ce51" office:value-type="float" office:value="-33669.4" calcext:value-type="float">
            <text:p><text:s/>-33,669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5495" calcext:value-type="float">
            <text:p><text:s/>25,495 <text:s/></text:p>
          </table:table-cell>
          <table:table-cell table:style-name="ce51" office:value-type="float" office:value="-7024" calcext:value-type="float">
            <text:p><text:s/>-7,0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24131" calcext:value-type="float">
            <text:p><text:s/>10,324,131 <text:s/></text:p>
          </table:table-cell>
          <table:table-cell table:number-columns-repeated="2" table:style-name="ce50" office:value-type="float" office:value="15182578.9" calcext:value-type="float">
            <text:p><text:s/>15,182,5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77339" calcext:value-type="float">
            <text:p><text:s/>4,677,3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324131" calcext:value-type="float">
            <text:p><text:s/>10,324,131 <text:s/></text:p>
          </table:table-cell>
          <table:table-cell table:number-columns-repeated="2" table:style-name="ce50" office:value-type="float" office:value="10071555.9092308" calcext:value-type="float">
            <text:p><text:s/>10,071,55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77339" calcext:value-type="float">
            <text:p><text:s/>4,677,3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111022.99076923" calcext:value-type="float">
            <text:p><text:s/>5,111,02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99" calcext:value-type="float">
            <text:p><text:s/>4,09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18" calcext:value-type="float">
            <text:p><text:s/>2,1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969" calcext:value-type="float">
            <text:p><text:s/>1,9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2" calcext:value-type="float">
            <text:p><text:s/>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649509" calcext:value-type="float">
            <text:p><text:s/>22,649,509 <text:s/></text:p>
          </table:table-cell>
          <table:table-cell table:number-columns-repeated="2" table:style-name="ce52" office:value-type="float" office:value="9879524" calcext:value-type="float">
            <text:p><text:s/>9,879,52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6119" calcext:value-type="float">
            <text:p><text:s/>306,119 <text:s/></text:p>
          </table:table-cell>
          <table:table-cell table:style-name="ce52" office:value-type="float" office:value="4973" calcext:value-type="float">
            <text:p><text:s/>4,97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879524" calcext:value-type="float">
            <text:p><text:s/>9,879,524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06119" calcext:value-type="float">
            <text:p><text:s/>306,119 <text:s/></text:p>
          </table:table-cell>
          <table:table-cell table:style-name="ce52" office:value-type="float" office:value="4973" calcext:value-type="float">
            <text:p><text:s/>4,9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595" calcext:value-type="float">
            <text:p><text:s/>7,5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64" calcext:value-type="float">
            <text:p><text:s/>1,664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" calcext:value-type="float">
            <text:p><text:s/>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11" calcext:value-type="float">
            <text:p><text:s/>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7" calcext:value-type="float">
            <text:p><text:s/>1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" calcext:value-type="float">
            <text:p><text:s/>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34" calcext:value-type="float">
            <text:p><text:s/>1,63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3" calcext:value-type="float">
            <text:p><text:s/>1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3" calcext:value-type="float">
            <text:p><text:s/>1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0" calcext:value-type="float">
            <text:p>( 1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95" calcext:value-type="float">
            <text:p><text:s/>2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9" calcext:value-type="float">
            <text:p><text:s/>2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40" calcext:value-type="float">
            <text:p><text:s/>4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48" calcext:value-type="float">
            <text:p><text:s/>2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607" calcext:value-type="float">
            <text:p><text:s/>5,60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3" calcext:value-type="float">
            <text:p><text:s/>5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0" calcext:value-type="float">
            <text:p><text:s/>8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18820.032" calcext:value-type="float">
            <text:p><text:s/>9,818,82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1251" calcext:value-type="float">
            <text:p><text:s/>111,2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11251" calcext:value-type="float">
            <text:p><text:s/>111,2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18820.032" calcext:value-type="float">
            <text:p><text:s/>9,818,8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580.968" calcext:value-type="float">
            <text:p><text:s/>13,5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580.968" calcext:value-type="float">
            <text:p><text:s/>13,5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9528" calcext:value-type="float">
            <text:p><text:s/>39,5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204" calcext:value-type="float">
            <text:p><text:s/>193,204 <text:s/></text:p>
          </table:table-cell>
          <table:table-cell table:style-name="ce50" office:value-type="float" office:value="4971" calcext:value-type="float">
            <text:p><text:s/>4,9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506" calcext:value-type="float">
            <text:p><text:s/>2,5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60" calcext:value-type="float">
            <text:p><text:s/>9,9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907" calcext:value-type="float">
            <text:p><text:s/>2,9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3616" calcext:value-type="float">
            <text:p><text:s/>23,61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3204" calcext:value-type="float">
            <text:p><text:s/>193,204 <text:s/></text:p>
          </table:table-cell>
          <table:table-cell table:style-name="ce50" office:value-type="float" office:value="332" calcext:value-type="float">
            <text:p><text:s/>33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045" calcext:value-type="float">
            <text:p><text:s/>3,04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133" calcext:value-type="float">
            <text:p><text:s/>2,13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649509" calcext:value-type="float">
            <text:p><text:s/>22,649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649509" calcext:value-type="float">
            <text:p><text:s/>22,649,5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649509" calcext:value-type="float">
            <text:p>( 22,649,50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91725" calcext:value-type="float">
            <text:p><text:s/>1,891,7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443" calcext:value-type="float">
            <text:p><text:s/>311,443 <text:s/></text:p>
          </table:table-cell>
          <table:table-cell table:style-name="ce50" office:value-type="float" office:value="50936" calcext:value-type="float">
            <text:p><text:s/>50,936 <text:s/></text:p>
          </table:table-cell>
          <table:table-cell table:style-name="ce50" office:value-type="float" office:value="1549500.73776301" calcext:value-type="float">
            <text:p><text:s/>1,549,501 <text:s/></text:p>
          </table:table-cell>
          <table:table-cell table:style-name="ce50" office:value-type="float" office:value="118638" calcext:value-type="float">
            <text:p><text:s/>118,638 <text:s/></text:p>
          </table:table-cell>
          <table:table-cell table:style-name="ce50" office:value-type="float" office:value="56503" calcext:value-type="float">
            <text:p><text:s/>56,503 <text:s/></text:p>
          </table:table-cell>
          <table:table-cell table:style-name="ce50" office:value-type="float" office:value="352482" calcext:value-type="float">
            <text:p><text:s/>352,48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730089" calcext:value-type="float">
            <text:p><text:s/>11,730,089 <text:s/></text:p>
          </table:table-cell>
          <table:table-cell table:style-name="ce50" office:value-type="float" office:value="751282" calcext:value-type="float">
            <text:p><text:s/>751,282 <text:s/></text:p>
          </table:table-cell>
          <table:table-cell table:style-name="ce50" office:value-type="float" office:value="110" calcext:value-type="float">
            <text:p><text:s/>110 <text:s/></text:p>
          </table:table-cell>
          <table:table-cell table:style-name="ce50" office:value-type="float" office:value="798583" calcext:value-type="float">
            <text:p><text:s/>798,583 <text:s/></text:p>
          </table:table-cell>
          <table:table-cell table:style-name="ce50" office:value-type="float" office:value="267594" calcext:value-type="float">
            <text:p><text:s/>267,594 <text:s/></text:p>
          </table:table-cell>
          <table:table-cell table:style-name="ce50" office:value-type="float" office:value="252720.524942287" calcext:value-type="float">
            <text:p><text:s/>252,721 <text:s/></text:p>
          </table:table-cell>
          <table:table-cell table:style-name="ce50" office:value-type="float" office:value="21161" calcext:value-type="float">
            <text:p><text:s/>21,161 <text:s/></text:p>
          </table:table-cell>
          <table:table-cell table:style-name="ce50" office:value-type="float" office:value="409144" calcext:value-type="float">
            <text:p><text:s/>409,144 <text:s/></text:p>
          </table:table-cell>
          <table:table-cell table:style-name="ce50" office:value-type="float" office:value="92767" calcext:value-type="float">
            <text:p><text:s/>92,7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30015" calcext:value-type="float">
            <text:p><text:s/>130,015 <text:s/></text:p>
          </table:table-cell>
          <table:table-cell table:style-name="ce50" office:value-type="float" office:value="1108557" calcext:value-type="float">
            <text:p><text:s/>1,108,5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217408.009" calcext:value-type="float">
            <text:p><text:s/>-217,408 <text:s/></text:p>
          </table:table-cell>
          <table:table-cell table:style-name="ce50" office:value-type="float" office:value="125441.9146" calcext:value-type="float">
            <text:p><text:s/>125,442 <text:s/></text:p>
          </table:table-cell>
          <table:table-cell table:style-name="ce50" office:value-type="float" office:value="-5359" calcext:value-type="float">
            <text:p><text:s/>-5,359 <text:s/></text:p>
          </table:table-cell>
          <table:table-cell table:style-name="ce50" office:value-type="float" office:value="-6138" calcext:value-type="float">
            <text:p><text:s/>-6,138 <text:s/></text:p>
          </table:table-cell>
          <table:table-cell table:style-name="ce50" office:value-type="float" office:value="-29969" calcext:value-type="float">
            <text:p><text:s/>-29,969 <text:s/></text:p>
          </table:table-cell>
          <table:table-cell table:style-name="ce50" office:value-type="float" office:value="-8469.99999999998" calcext:value-type="float">
            <text:p><text:s/>-8,47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4" calcext:value-type="float">
            <text:p><text:s/>-24 <text:s/></text:p>
          </table:table-cell>
          <table:table-cell table:style-name="ce50" office:value-type="float" office:value="-227200" calcext:value-type="float">
            <text:p><text:s/>-227,2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1642695.991" calcext:value-type="float">
            <text:p><text:s/>-11,642,696 <text:s/></text:p>
          </table:table-cell>
          <table:table-cell table:style-name="ce51" office:value-type="float" office:value="-93555.9146" calcext:value-type="float">
            <text:p><text:s/>-93,556 <text:s/></text:p>
          </table:table-cell>
          <table:table-cell table:style-name="ce51" office:value-type="float" office:value="5249" calcext:value-type="float">
            <text:p><text:s/>5,249 <text:s/></text:p>
          </table:table-cell>
          <table:table-cell table:style-name="ce51" office:value-type="float" office:value="-481013" calcext:value-type="float">
            <text:p><text:s/>-481,013 <text:s/></text:p>
          </table:table-cell>
          <table:table-cell table:style-name="ce51" office:value-type="float" office:value="-186689" calcext:value-type="float">
            <text:p><text:s/>-186,689 <text:s/></text:p>
          </table:table-cell>
          <table:table-cell table:style-name="ce51" office:value-type="float" office:value="1305250.21282073" calcext:value-type="float">
            <text:p><text:s/>1,305,250 <text:s/></text:p>
          </table:table-cell>
          <table:table-cell table:style-name="ce51" office:value-type="float" office:value="97477" calcext:value-type="float">
            <text:p><text:s/>97,477 <text:s/></text:p>
          </table:table-cell>
          <table:table-cell table:style-name="ce51" office:value-type="float" office:value="-352617" calcext:value-type="float">
            <text:p><text:s/>-352,617 <text:s/></text:p>
          </table:table-cell>
          <table:table-cell table:style-name="ce51" office:value-type="float" office:value="486915" calcext:value-type="float">
            <text:p><text:s/>486,9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06792" calcext:value-type="float">
            <text:p><text:s/>106,792 <text:s/></text:p>
          </table:table-cell>
          <table:table-cell table:style-name="ce50" office:value-type="float" office:value="1872862" calcext:value-type="float">
            <text:p><text:s/>1,872,862 <text:s/></text:p>
          </table:table-cell>
          <table:table-cell table:style-name="ce50" office:value-type="float" office:value="1951" calcext:value-type="float">
            <text:p><text:s/>1,951 <text:s/></text:p>
          </table:table-cell>
          <table:table-cell table:style-name="ce50" office:value-type="float" office:value="9776" calcext:value-type="float">
            <text:p><text:s/>9,7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29" calcext:value-type="float">
            <text:p><text:s/>3,22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9580" calcext:value-type="float">
            <text:p><text:s/>339,58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32632.7" calcext:value-type="float">
            <text:p><text:s/>-232,633 <text:s/></text:p>
          </table:table-cell>
          <table:table-cell table:style-name="ce51" office:value-type="float" office:value="-236636.894834375" calcext:value-type="float">
            <text:p><text:s/>-236,63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85965.19999998" calcext:value-type="float">
            <text:p><text:s/>85,965 <text:s/></text:p>
          </table:table-cell>
          <table:table-cell table:style-name="ce50" office:value-type="float" office:value="1644702.04401377" calcext:value-type="float">
            <text:p><text:s/>1,644,70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3638.33526453" calcext:value-type="float">
            <text:p><text:s/>233,638 <text:s/></text:p>
          </table:table-cell>
          <table:table-cell table:style-name="ce50" office:value-type="float" office:value="15759.8103276604" calcext:value-type="float">
            <text:p><text:s/>15,7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83394" calcext:value-type="float">
            <text:p><text:s/>83,394 <text:s/></text:p>
          </table:table-cell>
          <table:table-cell table:style-name="ce50" office:value-type="float" office:value="1569946" calcext:value-type="float">
            <text:p><text:s/>1,569,94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17" calcext:value-type="float">
            <text:p><text:s/>3,0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571.19999998" calcext:value-type="float">
            <text:p><text:s/>2,571 <text:s/></text:p>
          </table:table-cell>
          <table:table-cell table:style-name="ce51" office:value-type="float" office:value="71739.04401377" calcext:value-type="float">
            <text:p><text:s/>71,73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33638.33526453" calcext:value-type="float">
            <text:p><text:s/>233,638 <text:s/></text:p>
          </table:table-cell>
          <table:table-cell table:style-name="ce51" office:value-type="float" office:value="15759.8103276604" calcext:value-type="float">
            <text:p><text:s/>15,7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174014.291" calcext:value-type="float">
            <text:p><text:s/>17,174,014 <text:s/></text:p>
          </table:table-cell>
          <table:table-cell table:style-name="ce50" office:value-type="float" office:value="6186782.63596563" calcext:value-type="float">
            <text:p><text:s/>6,186,783 <text:s/></text:p>
          </table:table-cell>
          <table:table-cell table:style-name="ce50" office:value-type="float" office:value="886" calcext:value-type="float">
            <text:p><text:s/>886 <text:s/></text:p>
          </table:table-cell>
          <table:table-cell table:style-name="ce50" office:value-type="float" office:value="1006740" calcext:value-type="float">
            <text:p><text:s/>1,006,740 <text:s/></text:p>
          </table:table-cell>
          <table:table-cell table:style-name="ce50" office:value-type="float" office:value="635725" calcext:value-type="float">
            <text:p><text:s/>635,725 <text:s/></text:p>
          </table:table-cell>
          <table:table-cell table:style-name="ce50" office:value-type="float" office:value="108700" calcext:value-type="float">
            <text:p><text:s/>108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8036" calcext:value-type="float">
            <text:p><text:s/>1,178,036 <text:s/></text:p>
          </table:table-cell>
          <table:table-cell table:style-name="ce50" office:value-type="float" office:value="1296832.29111111" calcext:value-type="float">
            <text:p><text:s/>1,296,83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6970392.851" calcext:value-type="float">
            <text:p><text:s/>16,970,393 <text:s/></text:p>
          </table:table-cell>
          <table:table-cell table:style-name="ce50" office:value-type="float" office:value="6186782.63596563" calcext:value-type="float">
            <text:p><text:s/>6,186,783 <text:s/></text:p>
          </table:table-cell>
          <table:table-cell table:style-name="ce50" office:value-type="float" office:value="886" calcext:value-type="float">
            <text:p><text:s/>886 <text:s/></text:p>
          </table:table-cell>
          <table:table-cell table:style-name="ce50" office:value-type="float" office:value="1006740" calcext:value-type="float">
            <text:p><text:s/>1,006,740 <text:s/></text:p>
          </table:table-cell>
          <table:table-cell table:style-name="ce50" office:value-type="float" office:value="635725" calcext:value-type="float">
            <text:p><text:s/>635,725 <text:s/></text:p>
          </table:table-cell>
          <table:table-cell table:style-name="ce50" office:value-type="float" office:value="108700" calcext:value-type="float">
            <text:p><text:s/>108,7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8036" calcext:value-type="float">
            <text:p><text:s/>1,178,036 <text:s/></text:p>
          </table:table-cell>
          <table:table-cell table:style-name="ce50" office:value-type="float" office:value="1063877.70977778" calcext:value-type="float">
            <text:p><text:s/>1,063,87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03621.44" calcext:value-type="float">
            <text:p><text:s/>203,62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232954.581333333" calcext:value-type="float">
            <text:p><text:s/>232,95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5427" calcext:value-type="float">
            <text:p><text:s/>25,427 <text:s/></text:p>
          </table:table-cell>
          <table:table-cell table:style-name="ce50" office:value-type="float" office:value="178901.17804416" calcext:value-type="float">
            <text:p><text:s/>178,9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0091.66473547" calcext:value-type="float">
            <text:p><text:s/>540,092 <text:s/></text:p>
          </table:table-cell>
          <table:table-cell table:style-name="ce50" office:value-type="float" office:value="46388.234116784" calcext:value-type="float">
            <text:p><text:s/>46,38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90" calcext:value-type="float">
            <text:p><text:s/>2,3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11" calcext:value-type="float">
            <text:p><text:s/>22,2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" calcext:value-type="float">
            <text:p><text:s/>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5407" calcext:value-type="float">
            <text:p><text:s/>25,407 <text:s/></text:p>
          </table:table-cell>
          <table:table-cell table:style-name="ce50" office:value-type="float" office:value="154116.17804416" calcext:value-type="float">
            <text:p><text:s/>154,11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0091.66473547" calcext:value-type="float">
            <text:p><text:s/>540,092 <text:s/></text:p>
          </table:table-cell>
          <table:table-cell table:style-name="ce50" office:value-type="float" office:value="46388.234116784" calcext:value-type="float">
            <text:p><text:s/>46,38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0" calcext:value-type="float">
            <text:p><text:s/>20 <text:s/></text:p>
          </table:table-cell>
          <table:table-cell table:style-name="ce51" office:value-type="float" office:value="133" calcext:value-type="float">
            <text:p><text:s/>13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545766.80000002" calcext:value-type="float">
            <text:p><text:s/>5,545,767 <text:s/></text:p>
          </table:table-cell>
          <table:table-cell table:style-name="ce52" office:value-type="float" office:value="2633398.39414207" calcext:value-type="float">
            <text:p><text:s/>2,633,398 <text:s/></text:p>
          </table:table-cell>
          <table:table-cell table:style-name="ce52" office:value-type="float" office:value="4184" calcext:value-type="float">
            <text:p><text:s/>4,184 <text:s/></text:p>
          </table:table-cell>
          <table:table-cell table:style-name="ce52" office:value-type="float" office:value="515951" calcext:value-type="float">
            <text:p><text:s/>515,951 <text:s/></text:p>
          </table:table-cell>
          <table:table-cell table:style-name="ce52" office:value-type="float" office:value="449036" calcext:value-type="float">
            <text:p><text:s/>449,036 <text:s/></text:p>
          </table:table-cell>
          <table:table-cell table:style-name="ce52" office:value-type="float" office:value="1410721.21282073" calcext:value-type="float">
            <text:p><text:s/>1,410,721 <text:s/></text:p>
          </table:table-cell>
          <table:table-cell table:style-name="ce52" office:value-type="float" office:value="97477" calcext:value-type="float">
            <text:p><text:s/>97,477 <text:s/></text:p>
          </table:table-cell>
          <table:table-cell table:style-name="ce52" office:value-type="float" office:value="51689" calcext:value-type="float">
            <text:p><text:s/>51,689 <text:s/></text:p>
          </table:table-cell>
          <table:table-cell table:style-name="ce52" office:value-type="float" office:value="1382019.24666667" calcext:value-type="float">
            <text:p><text:s/>1,382,01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45766.80000002" calcext:value-type="float">
            <text:p><text:s/>5,545,767 <text:s/></text:p>
          </table:table-cell>
          <table:table-cell table:style-name="ce52" office:value-type="float" office:value="2633398.39414207" calcext:value-type="float">
            <text:p><text:s/>2,633,39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3876" calcext:value-type="float">
            <text:p><text:s/>13,8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4897.80000002" calcext:value-type="float">
            <text:p><text:s/>124,898 <text:s/></text:p>
          </table:table-cell>
          <table:table-cell table:style-name="ce50" office:value-type="float" office:value="2145904.39414207" calcext:value-type="float">
            <text:p><text:s/>2,145,9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876" calcext:value-type="float">
            <text:p><text:s/>13,8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5760" calcext:value-type="float">
            <text:p><text:s/>5,760 <text:s/></text:p>
          </table:table-cell>
          <table:table-cell table:style-name="ce50" office:value-type="float" office:value="27307" calcext:value-type="float">
            <text:p><text:s/>27,3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604" calcext:value-type="float">
            <text:p><text:s/>3,604 <text:s/></text:p>
          </table:table-cell>
          <table:table-cell table:style-name="ce50" office:value-type="float" office:value="213662.85486891" calcext:value-type="float">
            <text:p><text:s/>213,6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2712" calcext:value-type="float">
            <text:p><text:s/>2,712 <text:s/></text:p>
          </table:table-cell>
          <table:table-cell table:style-name="ce50" office:value-type="float" office:value="272140.96605296" calcext:value-type="float">
            <text:p><text:s/>272,1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50" office:value-type="float" office:value="20203" calcext:value-type="float">
            <text:p><text:s/>20,2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0" calcext:value-type="float">
            <text:p><text:s/>6,1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639" calcext:value-type="float">
            <text:p><text:s/>639 <text:s/></text:p>
          </table:table-cell>
          <table:table-cell table:style-name="ce50" office:value-type="float" office:value="96920.10588574" calcext:value-type="float">
            <text:p><text:s/>96,9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12" calcext:value-type="float">
            <text:p><text:s/>112 <text:s/></text:p>
          </table:table-cell>
          <table:table-cell table:style-name="ce50" office:value-type="float" office:value="807" calcext:value-type="float">
            <text:p><text:s/>8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1515" calcext:value-type="float">
            <text:p><text:s/>71,515 <text:s/></text:p>
          </table:table-cell>
          <table:table-cell table:style-name="ce50" office:value-type="float" office:value="601141.48306498" calcext:value-type="float">
            <text:p><text:s/>601,1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1033" calcext:value-type="float">
            <text:p><text:s/>71,033 <text:s/></text:p>
          </table:table-cell>
          <table:table-cell table:style-name="ce50" office:value-type="float" office:value="455110.3219217" calcext:value-type="float">
            <text:p><text:s/>455,1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772" calcext:value-type="float">
            <text:p>( 1,772 <text:s/>)</text:p>
          </table:table-cell>
          <table:table-cell table:style-name="ce53" office:value-type="float" office:value="397803.55611533" calcext:value-type="float">
            <text:p>( 397,80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9261" calcext:value-type="float">
            <text:p>( 69,261 <text:s/>)</text:p>
          </table:table-cell>
          <table:table-cell table:style-name="ce53" office:value-type="float" office:value="56920.76580637" calcext:value-type="float">
            <text:p>( 56,92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86" calcext:value-type="float">
            <text:p>( 38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076.81869164" calcext:value-type="float">
            <text:p><text:s/>104,0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104.34245164" calcext:value-type="float">
            <text:p><text:s/>38,1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482" calcext:value-type="float">
            <text:p><text:s/>482 <text:s/></text:p>
          </table:table-cell>
          <table:table-cell table:style-name="ce54" office:value-type="float" office:value="3850" calcext:value-type="float">
            <text:p><text:s/>3,85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873" calcext:value-type="float">
            <text:p><text:s/>1,873 <text:s/></text:p>
          </table:table-cell>
          <table:table-cell table:style-name="ce50" office:value-type="float" office:value="97027" calcext:value-type="float">
            <text:p><text:s/>97,02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41043" calcext:value-type="float">
            <text:p><text:s/>41,0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6" calcext:value-type="float">
            <text:p><text:s/>76 <text:s/></text:p>
          </table:table-cell>
          <table:table-cell table:style-name="ce54" office:value-type="float" office:value="63131" calcext:value-type="float">
            <text:p><text:s/>63,13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780" calcext:value-type="float">
            <text:p><text:s/>15,780 <text:s/></text:p>
          </table:table-cell>
          <table:table-cell table:style-name="ce50" office:value-type="float" office:value="208926" calcext:value-type="float">
            <text:p><text:s/>208,9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4154" calcext:value-type="float">
            <text:p><text:s/>14,154 <text:s/></text:p>
          </table:table-cell>
          <table:table-cell table:style-name="ce50" office:value-type="float" office:value="26842" calcext:value-type="float">
            <text:p><text:s/>26,8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626" calcext:value-type="float">
            <text:p><text:s/>1,626 <text:s/></text:p>
          </table:table-cell>
          <table:table-cell table:style-name="ce50" office:value-type="float" office:value="182084" calcext:value-type="float">
            <text:p><text:s/>182,0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13" calcext:value-type="float">
            <text:p>( 11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1124" calcext:value-type="float">
            <text:p>( 1,12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808" calcext:value-type="float">
            <text:p><text:s/>7,808 <text:s/></text:p>
          </table:table-cell>
          <table:table-cell table:style-name="ce50" office:value-type="float" office:value="253200.56" calcext:value-type="float">
            <text:p><text:s/>253,2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876" calcext:value-type="float">
            <text:p><text:s/>13,8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775" calcext:value-type="float">
            <text:p><text:s/>7,775 <text:s/></text:p>
          </table:table-cell>
          <table:table-cell table:style-name="ce50" office:value-type="float" office:value="216124.56" calcext:value-type="float">
            <text:p><text:s/>216,1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876" calcext:value-type="float">
            <text:p><text:s/>13,87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3" calcext:value-type="float">
            <text:p><text:s/>33 <text:s/></text:p>
          </table:table-cell>
          <table:table-cell table:style-name="ce50" office:value-type="float" office:value="37076" calcext:value-type="float">
            <text:p><text:s/>37,0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80" calcext:value-type="float">
            <text:p>( 2,08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71" calcext:value-type="float">
            <text:p><text:s/>271 <text:s/></text:p>
          </table:table-cell>
          <table:table-cell table:style-name="ce50" office:value-type="float" office:value="55084" calcext:value-type="float">
            <text:p><text:s/>55,0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4" calcext:value-type="float">
            <text:p><text:s/>184 <text:s/></text:p>
          </table:table-cell>
          <table:table-cell table:style-name="ce54" office:value-type="float" office:value="5798" calcext:value-type="float">
            <text:p><text:s/>5,79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087" calcext:value-type="float">
            <text:p><text:s/>3,087 <text:s/></text:p>
          </table:table-cell>
          <table:table-cell table:style-name="ce50" office:value-type="float" office:value="54487.50606948" calcext:value-type="float">
            <text:p><text:s/>54,4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6015" calcext:value-type="float">
            <text:p><text:s/>6,015 <text:s/></text:p>
          </table:table-cell>
          <table:table-cell table:style-name="ce50" office:value-type="float" office:value="17840" calcext:value-type="float">
            <text:p><text:s/>17,8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14" calcext:value-type="float">
            <text:p><text:s/>114 <text:s/></text:p>
          </table:table-cell>
          <table:table-cell table:style-name="ce50" office:value-type="float" office:value="10057" calcext:value-type="float">
            <text:p><text:s/>10,0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36.80000002" calcext:value-type="float">
            <text:p><text:s/>337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939" calcext:value-type="float">
            <text:p><text:s/>4,939 <text:s/></text:p>
          </table:table-cell>
          <table:table-cell table:style-name="ce50" office:value-type="float" office:value="63049" calcext:value-type="float">
            <text:p><text:s/>63,0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7886.9182" calcext:value-type="float">
            <text:p><text:s/>37,88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556771.99" calcext:value-type="float">
            <text:p><text:s/>4,556,772 <text:s/></text:p>
          </table:table-cell>
          <table:table-cell table:style-name="ce50" office:value-type="float" office:value="67421" calcext:value-type="float">
            <text:p><text:s/>67,4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430978.99" calcext:value-type="float">
            <text:p><text:s/>4,430,97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29697" calcext:value-type="float">
            <text:p><text:s/>29,69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6096" calcext:value-type="float">
            <text:p><text:s/>96,096 <text:s/></text:p>
          </table:table-cell>
          <table:table-cell table:style-name="ce50" office:value-type="float" office:value="67421" calcext:value-type="float">
            <text:p><text:s/>67,4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59805.01" calcext:value-type="float">
            <text:p><text:s/>459,805 <text:s/></text:p>
          </table:table-cell>
          <table:table-cell table:style-name="ce50" office:value-type="float" office:value="37424" calcext:value-type="float">
            <text:p><text:s/>37,4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90626.01" calcext:value-type="float">
            <text:p><text:s/>90,626 <text:s/></text:p>
          </table:table-cell>
          <table:table-cell table:style-name="ce50" office:value-type="float" office:value="2704" calcext:value-type="float">
            <text:p><text:s/>2,7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69179" calcext:value-type="float">
            <text:p><text:s/>369,179 <text:s/></text:p>
          </table:table-cell>
          <table:table-cell table:style-name="ce51" office:value-type="float" office:value="34720" calcext:value-type="float">
            <text:p><text:s/>34,72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04292" calcext:value-type="float">
            <text:p><text:s/>404,292 <text:s/></text:p>
          </table:table-cell>
          <table:table-cell table:style-name="ce50" office:value-type="float" office:value="382649" calcext:value-type="float">
            <text:p><text:s/>382,64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3848" calcext:value-type="float">
            <text:p><text:s/>103,848 <text:s/></text:p>
          </table:table-cell>
          <table:table-cell table:style-name="ce50" office:value-type="float" office:value="296972" calcext:value-type="float">
            <text:p><text:s/>296,9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437" calcext:value-type="float">
            <text:p><text:s/>437 <text:s/></text:p>
          </table:table-cell>
          <table:table-cell table:style-name="ce50" office:value-type="float" office:value="6056" calcext:value-type="float">
            <text:p><text:s/>6,0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3881" calcext:value-type="float">
            <text:p><text:s/>13,881 <text:s/></text:p>
          </table:table-cell>
          <table:table-cell table:style-name="ce50" office:value-type="float" office:value="123" calcext:value-type="float">
            <text:p><text:s/>12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076" calcext:value-type="float">
            <text:p><text:s/>2,07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42" calcext:value-type="float">
            <text:p><text:s/>342 <text:s/></text:p>
          </table:table-cell>
          <table:table-cell table:style-name="ce50" office:value-type="float" office:value="2036" calcext:value-type="float">
            <text:p><text:s/>2,0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19148" calcext:value-type="float">
            <text:p><text:s/>219,148 <text:s/></text:p>
          </table:table-cell>
          <table:table-cell table:style-name="ce50" office:value-type="float" office:value="3815" calcext:value-type="float">
            <text:p><text:s/>3,8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4560" calcext:value-type="float">
            <text:p><text:s/>64,560 <text:s/></text:p>
          </table:table-cell>
          <table:table-cell table:style-name="ce51" office:value-type="float" office:value="73647" calcext:value-type="float">
            <text:p><text:s/>73,64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84" calcext:value-type="float">
            <text:p><text:s/>4,184 <text:s/></text:p>
          </table:table-cell>
          <table:table-cell table:style-name="ce50" office:value-type="float" office:value="515951" calcext:value-type="float">
            <text:p><text:s/>515,951 <text:s/></text:p>
          </table:table-cell>
          <table:table-cell table:style-name="ce50" office:value-type="float" office:value="449036" calcext:value-type="float">
            <text:p><text:s/>449,036 <text:s/></text:p>
          </table:table-cell>
          <table:table-cell table:style-name="ce50" office:value-type="float" office:value="1410721.21282073" calcext:value-type="float">
            <text:p><text:s/>1,410,721 <text:s/></text:p>
          </table:table-cell>
          <table:table-cell table:style-name="ce50" office:value-type="float" office:value="97477" calcext:value-type="float">
            <text:p><text:s/>97,477 <text:s/></text:p>
          </table:table-cell>
          <table:table-cell table:style-name="ce50" office:value-type="float" office:value="51689" calcext:value-type="float">
            <text:p><text:s/>51,689 <text:s/></text:p>
          </table:table-cell>
          <table:table-cell table:style-name="ce50" office:value-type="float" office:value="1368143.24666667" calcext:value-type="float">
            <text:p><text:s/>1,368,14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184" calcext:value-type="float">
            <text:p><text:s/>4,184 <text:s/></text:p>
          </table:table-cell>
          <table:table-cell table:style-name="ce50" office:value-type="float" office:value="515951" calcext:value-type="float">
            <text:p><text:s/>515,951 <text:s/></text:p>
          </table:table-cell>
          <table:table-cell table:style-name="ce50" office:value-type="float" office:value="449036" calcext:value-type="float">
            <text:p><text:s/>449,036 <text:s/></text:p>
          </table:table-cell>
          <table:table-cell table:style-name="ce50" office:value-type="float" office:value="1410721.21282073" calcext:value-type="float">
            <text:p><text:s/>1,410,721 <text:s/></text:p>
          </table:table-cell>
          <table:table-cell table:style-name="ce50" office:value-type="float" office:value="97477" calcext:value-type="float">
            <text:p><text:s/>97,477 <text:s/></text:p>
          </table:table-cell>
          <table:table-cell table:style-name="ce50" office:value-type="float" office:value="51689" calcext:value-type="float">
            <text:p><text:s/>51,689 <text:s/></text:p>
          </table:table-cell>
          <table:table-cell table:style-name="ce50" office:value-type="float" office:value="1368143.24666667" calcext:value-type="float">
            <text:p><text:s/>1,368,14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1200.394645206" calcext:value-type="float">
            <text:p><text:s/>301,200 <text:s/></text:p>
          </table:table-cell>
          <table:table-cell table:style-name="ce57" office:value-type="float" office:value="6800887.61676279" calcext:value-type="float">
            <text:p><text:s/>6,800,88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646142.074796" calcext:value-type="float">
            <text:p><text:s/>646,142 <text:s/></text:p>
          </table:table-cell>
          <table:table-cell table:style-name="ce57" office:value-type="float" office:value="65986.880674" calcext:value-type="float">
            <text:p><text:s/>65,98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94300.091039206" calcext:value-type="float">
            <text:p><text:s/>294,300 <text:s/></text:p>
          </table:table-cell>
          <table:table-cell table:style-name="ce57" office:value-type="float" office:value="6309213.62696079" calcext:value-type="float">
            <text:p><text:s/>6,309,21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460.781075" calcext:value-type="float">
            <text:p><text:s/>8,46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900.303606" calcext:value-type="float">
            <text:p><text:s/>6,900 <text:s/></text:p>
          </table:table-cell>
          <table:table-cell table:style-name="ce57" office:value-type="float" office:value="483213.208727" calcext:value-type="float">
            <text:p><text:s/>483,21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646142.074796" calcext:value-type="float">
            <text:p><text:s/>646,142 <text:s/></text:p>
          </table:table-cell>
          <table:table-cell table:style-name="ce57" office:value-type="float" office:value="65986.880674" calcext:value-type="float">
            <text:p><text:s/>65,98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4800.585047" calcext:value-type="float">
            <text:p><text:s/>4,801 <text:s/></text:p>
          </table:table-cell>
          <table:table-cell table:style-name="ce57" office:value-type="float" office:value="27010.556157" calcext:value-type="float">
            <text:p><text:s/>27,01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700781.139902" calcext:value-type="float">
            <text:p><text:s/>700,781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4800.585047" calcext:value-type="float">
            <text:p><text:s/>4,801 <text:s/></text:p>
          </table:table-cell>
          <table:table-cell table:style-name="ce51" office:value-type="float" office:value="27010.556157" calcext:value-type="float">
            <text:p><text:s/>27,01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700781.139902" calcext:value-type="float">
            <text:p><text:s/>700,781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55458.585858586" calcext:value-type="float">
            <text:p><text:s/>255,459 <text:s/></text:p>
          </table:table-cell>
          <table:table-cell table:style-name="ce49" office:value-type="float" office:value="379356" calcext:value-type="float">
            <text:p><text:s/>379,356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30042.77330156" calcext:value-type="float">
            <text:p><text:s/>1,730,043 <text:s/></text:p>
          </table:table-cell>
          <table:table-cell table:style-name="ce49" office:value-type="float" office:value="267388.762634889" calcext:value-type="float">
            <text:p><text:s/>267,389 <text:s/></text:p>
          </table:table-cell>
          <table:table-cell table:style-name="ce49" office:value-type="float" office:value="218526.336666667" calcext:value-type="float">
            <text:p><text:s/>218,526 <text:s/></text:p>
          </table:table-cell>
          <table:table-cell table:style-name="ce49" office:value-type="float" office:value="42763.9396222222" calcext:value-type="float">
            <text:p><text:s/>42,764 <text:s/></text:p>
          </table:table-cell>
          <table:table-cell table:style-name="ce49" office:value-type="float" office:value="6098.486346" calcext:value-type="float">
            <text:p><text:s/>6,098 <text:s/></text:p>
          </table:table-cell>
          <table:table-cell table:style-name="ce49" office:value-type="float" office:value="1462654.01066667" calcext:value-type="float">
            <text:p><text:s/>1,462,654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3400856.8192116" calcext:value-type="float">
            <text:p><text:s/>13,400,8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689131.0013593" calcext:value-type="float">
            <text:p><text:s/>17,689,131 <text:s/></text:p>
          </table:table-cell>
          <table:table-cell table:number-columns-repeated="2" table:style-name="ce50" office:value-type="float" office:value="98.7811666666667" calcext:value-type="float">
            <text:p><text:s/>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8.7811666666667" calcext:value-type="float">
            <text:p><text:s/>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5784.7437168849" calcext:value-type="float">
            <text:p><text:s/>75,785 <text:s/></text:p>
          </table:table-cell>
          <table:table-cell table:style-name="ce50" office:value-type="float" office:value="110216.962" calcext:value-type="float">
            <text:p><text:s/>110,217 <text:s/></text:p>
          </table:table-cell>
          <table:table-cell table:style-name="ce50" office:value-type="float" office:value="2065.22881739918" calcext:value-type="float">
            <text:p><text:s/>2,065 <text:s/></text:p>
          </table:table-cell>
          <table:table-cell table:number-columns-repeated="2" table:style-name="ce50" office:value-type="float" office:value="6708.95945555556" calcext:value-type="float">
            <text:p><text:s/>6,7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08.95945555556" calcext:value-type="float">
            <text:p><text:s/>6,70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3580530.6613533" calcext:value-type="float">
            <text:p><text:s/>13,580,531 <text:s/></text:p>
          </table:table-cell>
          <table:table-cell table:style-name="ce51" office:value-type="float" office:value="269139.038" calcext:value-type="float">
            <text:p><text:s/>269,139 <text:s/></text:p>
          </table:table-cell>
          <table:table-cell table:style-name="ce51" office:value-type="float" office:value="17687065.7725419" calcext:value-type="float">
            <text:p><text:s/>17,687,066 <text:s/></text:p>
          </table:table-cell>
          <table:table-cell table:style-name="ce51" office:value-type="float" office:value="1723432.59501267" calcext:value-type="float">
            <text:p><text:s/>1,723,433 <text:s/></text:p>
          </table:table-cell>
          <table:table-cell table:style-name="ce51" office:value-type="float" office:value="260778.584346" calcext:value-type="float">
            <text:p><text:s/>260,779 <text:s/></text:p>
          </table:table-cell>
          <table:table-cell table:style-name="ce51" office:value-type="float" office:value="218526.336666667" calcext:value-type="float">
            <text:p><text:s/>218,526 <text:s/></text:p>
          </table:table-cell>
          <table:table-cell table:style-name="ce51" office:value-type="float" office:value="36153.7613333333" calcext:value-type="float">
            <text:p><text:s/>36,154 <text:s/></text:p>
          </table:table-cell>
          <table:table-cell table:style-name="ce51" office:value-type="float" office:value="6098.486346" calcext:value-type="float">
            <text:p><text:s/>6,098 <text:s/></text:p>
          </table:table-cell>
          <table:table-cell table:style-name="ce51" office:value-type="float" office:value="1462654.01066667" calcext:value-type="float">
            <text:p><text:s/>1,462,65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4321173.0883827" calcext:value-type="float">
            <text:p><text:s/>14,321,1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903948.4766652" calcext:value-type="float">
            <text:p><text:s/>18,903,948 <text:s/></text:p>
          </table:table-cell>
          <table:table-cell table:number-columns-repeated="2" table:style-name="ce50" office:value-type="float" office:value="43627.4652" calcext:value-type="float">
            <text:p><text:s/>43,6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3627.4652" calcext:value-type="float">
            <text:p><text:s/>43,62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815030.334418418" calcext:value-type="float">
            <text:p><text:s/>815,030 <text:s/></text:p>
          </table:table-cell>
          <table:table-cell table:style-name="ce51" office:value-type="float" office:value="-623.093" calcext:value-type="float">
            <text:p><text:s/>-623 <text:s/></text:p>
          </table:table-cell>
          <table:table-cell table:style-name="ce51" office:value-type="float" office:value="1076393.90187676" calcext:value-type="float">
            <text:p><text:s/>1,076,394 <text:s/></text:p>
          </table:table-cell>
          <table:table-cell table:style-name="ce51" office:value-type="float" office:value="-10191.5074777778" calcext:value-type="float">
            <text:p><text:s/>-10,192 <text:s/></text:p>
          </table:table-cell>
          <table:table-cell table:style-name="ce51" office:value-type="float" office:value="-10191.5074777778" calcext:value-type="float">
            <text:p><text:s/>-10,192 <text:s/></text:p>
          </table:table-cell>
          <table:table-cell table:style-name="ce51" office:value-type="float" office:value="-0.0000000000046" calcext:value-type="float">
            <text:p><text:s/>-0 <text:s/></text:p>
          </table:table-cell>
          <table:table-cell table:style-name="ce51" office:value-type="float" office:value="-10191.5074777778" calcext:value-type="float">
            <text:p><text:s/>-10,19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28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0806760.6773203" calcext:value-type="float">
            <text:p><text:s/>10,806,761 <text:s/></text:p>
          </table:table-cell>
          <table:table-cell table:style-name="ce50" office:value-type="float" office:value="2006.30623036" calcext:value-type="float">
            <text:p><text:s/>2,006 <text:s/></text:p>
          </table:table-cell>
          <table:table-cell table:style-name="ce50" office:value-type="float" office:value="14263140.710747" calcext:value-type="float">
            <text:p><text:s/>14,263,141 <text:s/></text:p>
          </table:table-cell>
          <table:table-cell table:style-name="ce50" office:value-type="float" office:value="1199676.17887972" calcext:value-type="float">
            <text:p><text:s/>1,199,676 <text:s/></text:p>
          </table:table-cell>
          <table:table-cell table:style-name="ce50" office:value-type="float" office:value="37060.1082078005" calcext:value-type="float">
            <text:p><text:s/>37,060 <text:s/></text:p>
          </table:table-cell>
          <table:table-cell table:style-name="ce50" office:value-type="float" office:value="32308.1871436179" calcext:value-type="float">
            <text:p><text:s/>32,3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51.92106418267" calcext:value-type="float">
            <text:p><text:s/>4,752 <text:s/></text:p>
          </table:table-cell>
          <table:table-cell table:style-name="ce50" office:value-type="float" office:value="1162616.07067192" calcext:value-type="float">
            <text:p><text:s/>1,162,6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23600.7575757576" calcext:value-type="float">
            <text:p><text:s/>23,6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53" calcext:value-type="float">
            <text:p><text:s/>31,1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0684790.9090909" calcext:value-type="float">
            <text:p><text:s/>10,684,79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103924" calcext:value-type="float">
            <text:p><text:s/>14,103,9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960.4105555556" calcext:value-type="float">
            <text:p><text:s/>20,9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960.4105555556" calcext:value-type="float">
            <text:p><text:s/>20,9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8369.0106536709" calcext:value-type="float">
            <text:p><text:s/>98,369 <text:s/></text:p>
          </table:table-cell>
          <table:table-cell table:style-name="ce51" office:value-type="float" office:value="2006.30623036" calcext:value-type="float">
            <text:p><text:s/>2,006 <text:s/></text:p>
          </table:table-cell>
          <table:table-cell table:style-name="ce51" office:value-type="float" office:value="128063.71074697" calcext:value-type="float">
            <text:p><text:s/>128,064 <text:s/></text:p>
          </table:table-cell>
          <table:table-cell table:style-name="ce51" office:value-type="float" office:value="1178715.76832416" calcext:value-type="float">
            <text:p><text:s/>1,178,716 <text:s/></text:p>
          </table:table-cell>
          <table:table-cell table:style-name="ce51" office:value-type="float" office:value="37060.1082078005" calcext:value-type="float">
            <text:p><text:s/>37,060 <text:s/></text:p>
          </table:table-cell>
          <table:table-cell table:style-name="ce51" office:value-type="float" office:value="32308.1871436179" calcext:value-type="float">
            <text:p><text:s/>32,30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751.92106418267" calcext:value-type="float">
            <text:p><text:s/>4,752 <text:s/></text:p>
          </table:table-cell>
          <table:table-cell table:style-name="ce51" office:value-type="float" office:value="1141655.66011636" calcext:value-type="float">
            <text:p><text:s/>1,141,6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5142846.969697" calcext:value-type="float">
            <text:p><text:s/>15,142,847 <text:s/></text:p>
          </table:table-cell>
          <table:table-cell table:style-name="ce50" office:value-type="float" office:value="1329147" calcext:value-type="float">
            <text:p><text:s/>1,329,147 <text:s/></text:p>
          </table:table-cell>
          <table:table-cell table:style-name="ce50" office:value-type="float" office:value="18807094" calcext:value-type="float">
            <text:p><text:s/>18,807,0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5142846.969697" calcext:value-type="float">
            <text:p><text:s/>15,142,847 <text:s/></text:p>
          </table:table-cell>
          <table:table-cell table:style-name="ce51" office:value-type="float" office:value="1329147" calcext:value-type="float">
            <text:p><text:s/>1,329,147 <text:s/></text:p>
          </table:table-cell>
          <table:table-cell table:style-name="ce51" office:value-type="float" office:value="18807094" calcext:value-type="float">
            <text:p><text:s/>18,807,09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50307.616992864" calcext:value-type="float">
            <text:p><text:s/>250,308 <text:s/></text:p>
          </table:table-cell>
          <table:table-cell table:style-name="ce50" office:value-type="float" office:value="2285.567" calcext:value-type="float">
            <text:p><text:s/>2,286 <text:s/></text:p>
          </table:table-cell>
          <table:table-cell table:style-name="ce50" office:value-type="float" office:value="328374.43931947" calcext:value-type="float">
            <text:p><text:s/>328,374 <text:s/></text:p>
          </table:table-cell>
          <table:table-cell table:number-columns-repeated="2" table:style-name="ce50" office:value-type="float" office:value="2717.80361111111" calcext:value-type="float">
            <text:p><text:s/>2,7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17.80361111111" calcext:value-type="float">
            <text:p><text:s/>2,7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43014.810932258" calcext:value-type="float">
            <text:p><text:s/>243,015 <text:s/></text:p>
          </table:table-cell>
          <table:table-cell table:style-name="ce50" office:value-type="float" office:value="2078" calcext:value-type="float">
            <text:p><text:s/>2,078 <text:s/></text:p>
          </table:table-cell>
          <table:table-cell table:style-name="ce50" office:value-type="float" office:value="318932.43931947" calcext:value-type="float">
            <text:p><text:s/>318,932 <text:s/></text:p>
          </table:table-cell>
          <table:table-cell table:number-columns-repeated="2" table:style-name="ce50" office:value-type="float" office:value="2717.80361111111" calcext:value-type="float">
            <text:p><text:s/>2,7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17.80361111111" calcext:value-type="float">
            <text:p><text:s/>2,7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7292.80606060606" calcext:value-type="float">
            <text:p><text:s/>7,293 <text:s/></text:p>
          </table:table-cell>
          <table:table-cell table:style-name="ce50" office:value-type="float" office:value="207.567" calcext:value-type="float">
            <text:p><text:s/>208 <text:s/></text:p>
          </table:table-cell>
          <table:table-cell table:style-name="ce50" office:value-type="float" office:value="9442" calcext:value-type="float">
            <text:p><text:s/>9,4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530105.91393596" calcext:value-type="float">
            <text:p><text:s/>2,530,106 <text:s/></text:p>
          </table:table-cell>
          <table:table-cell table:style-name="ce52" office:value-type="float" office:value="1594617.25776964" calcext:value-type="float">
            <text:p><text:s/>1,594,617 <text:s/></text:p>
          </table:table-cell>
          <table:table-cell table:style-name="ce52" office:value-type="float" office:value="1922302.24393356" calcext:value-type="float">
            <text:p><text:s/>1,922,302 <text:s/></text:p>
          </table:table-cell>
          <table:table-cell table:style-name="ce52" office:value-type="float" office:value="487602.654799617" calcext:value-type="float">
            <text:p><text:s/>487,603 <text:s/></text:p>
          </table:table-cell>
          <table:table-cell table:style-name="ce52" office:value-type="float" office:value="187564.714804866" calcext:value-type="float">
            <text:p><text:s/>187,565 <text:s/></text:p>
          </table:table-cell>
          <table:table-cell table:style-name="ce52" office:value-type="float" office:value="186218.149523049" calcext:value-type="float">
            <text:p><text:s/>186,21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46.56528181733" calcext:value-type="float">
            <text:p><text:s/>1,347 <text:s/></text:p>
          </table:table-cell>
          <table:table-cell table:style-name="ce52" office:value-type="float" office:value="300037.939994751" calcext:value-type="float">
            <text:p><text:s/>300,03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530105.91393596" calcext:value-type="float">
            <text:p><text:s/>2,530,106 <text:s/></text:p>
          </table:table-cell>
          <table:table-cell table:style-name="ce52" office:value-type="float" office:value="1594617.25776964" calcext:value-type="float">
            <text:p><text:s/>1,594,617 <text:s/></text:p>
          </table:table-cell>
          <table:table-cell table:style-name="ce52" office:value-type="float" office:value="1922302.24393356" calcext:value-type="float">
            <text:p><text:s/>1,922,302 <text:s/></text:p>
          </table:table-cell>
          <table:table-cell table:style-name="ce52" office:value-type="float" office:value="487602.654799617" calcext:value-type="float">
            <text:p><text:s/>487,603 <text:s/></text:p>
          </table:table-cell>
          <table:table-cell table:style-name="ce52" office:value-type="float" office:value="187564.714804866" calcext:value-type="float">
            <text:p><text:s/>187,565 <text:s/></text:p>
          </table:table-cell>
          <table:table-cell table:style-name="ce52" office:value-type="float" office:value="186218.149523049" calcext:value-type="float">
            <text:p><text:s/>186,21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346.56528181733" calcext:value-type="float">
            <text:p><text:s/>1,347 <text:s/></text:p>
          </table:table-cell>
          <table:table-cell table:style-name="ce52" office:value-type="float" office:value="300037.939994751" calcext:value-type="float">
            <text:p><text:s/>300,0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637434.19693259" calcext:value-type="float">
            <text:p><text:s/>1,637,434 <text:s/></text:p>
          </table:table-cell>
          <table:table-cell table:style-name="ce50" office:value-type="float" office:value="475077.37276964" calcext:value-type="float">
            <text:p><text:s/>475,077 <text:s/></text:p>
          </table:table-cell>
          <table:table-cell table:style-name="ce50" office:value-type="float" office:value="1739122.14193356" calcext:value-type="float">
            <text:p><text:s/>1,739,122 <text:s/></text:p>
          </table:table-cell>
          <table:table-cell table:style-name="ce50" office:value-type="float" office:value="487602.654799617" calcext:value-type="float">
            <text:p><text:s/>487,603 <text:s/></text:p>
          </table:table-cell>
          <table:table-cell table:style-name="ce50" office:value-type="float" office:value="187564.714804866" calcext:value-type="float">
            <text:p><text:s/>187,565 <text:s/></text:p>
          </table:table-cell>
          <table:table-cell table:style-name="ce50" office:value-type="float" office:value="186218.149523049" calcext:value-type="float">
            <text:p><text:s/>186,2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46.56528181733" calcext:value-type="float">
            <text:p><text:s/>1,347 <text:s/></text:p>
          </table:table-cell>
          <table:table-cell table:style-name="ce50" office:value-type="float" office:value="300037.939994751" calcext:value-type="float">
            <text:p><text:s/>300,0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5.5892255892256" calcext:value-type="float">
            <text:p><text:s/>26 <text:s/></text:p>
          </table:table-cell>
          <table:table-cell table:style-name="ce50" office:value-type="float" office:value="38" calcext:value-type="float">
            <text:p><text:s/>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3960.9722354478" calcext:value-type="float">
            <text:p><text:s/>43,961 <text:s/></text:p>
          </table:table-cell>
          <table:table-cell table:style-name="ce50" office:value-type="float" office:value="26022.32476964" calcext:value-type="float">
            <text:p><text:s/>26,022 <text:s/></text:p>
          </table:table-cell>
          <table:table-cell table:style-name="ce50" office:value-type="float" office:value="34897.528" calcext:value-type="float">
            <text:p><text:s/>34,898 <text:s/></text:p>
          </table:table-cell>
          <table:table-cell table:number-columns-repeated="3" table:style-name="ce50" office:value-type="float" office:value="22597.0847840211" calcext:value-type="float">
            <text:p><text:s/>22,5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5101.5727272727" calcext:value-type="float">
            <text:p><text:s/>45,102 <text:s/></text:p>
          </table:table-cell>
          <table:table-cell table:style-name="ce50" office:value-type="float" office:value="10897.272" calcext:value-type="float">
            <text:p><text:s/>10,897 <text:s/></text:p>
          </table:table-cell>
          <table:table-cell table:style-name="ce50" office:value-type="float" office:value="49847.612" calcext:value-type="float">
            <text:p><text:s/>49,8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705.610101010101" calcext:value-type="float">
            <text:p><text:s/>706 <text:s/></text:p>
          </table:table-cell>
          <table:table-cell table:style-name="ce50" office:value-type="float" office:value="1047.831" calcext:value-type="float">
            <text:p><text:s/>1,0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624.607154882155" calcext:value-type="float">
            <text:p><text:s/>625 <text:s/></text:p>
          </table:table-cell>
          <table:table-cell table:style-name="ce50" office:value-type="float" office:value="465.935" calcext:value-type="float">
            <text:p><text:s/>466 <text:s/></text:p>
          </table:table-cell>
          <table:table-cell table:style-name="ce50" office:value-type="float" office:value="410.317" calcext:value-type="float">
            <text:p><text:s/>4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4701.1188552189" calcext:value-type="float">
            <text:p><text:s/>24,701 <text:s/></text:p>
          </table:table-cell>
          <table:table-cell table:style-name="ce50" office:value-type="float" office:value="11848.159" calcext:value-type="float">
            <text:p><text:s/>11,848 <text:s/></text:p>
          </table:table-cell>
          <table:table-cell table:style-name="ce50" office:value-type="float" office:value="22073.78" calcext:value-type="float">
            <text:p><text:s/>22,074 <text:s/></text:p>
          </table:table-cell>
          <table:table-cell table:style-name="ce50" office:value-type="float" office:value="182395.854049942" calcext:value-type="float">
            <text:p><text:s/>182,396 <text:s/></text:p>
          </table:table-cell>
          <table:table-cell table:number-columns-repeated="2" table:style-name="ce50" office:value-type="float" office:value="163621.064739028" calcext:value-type="float">
            <text:p><text:s/>163,6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774.7893109146" calcext:value-type="float">
            <text:p><text:s/>18,7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495.44318181818" calcext:value-type="float">
            <text:p><text:s/>3,495 <text:s/></text:p>
          </table:table-cell>
          <table:table-cell table:style-name="ce50" office:value-type="float" office:value="1548.207" calcext:value-type="float">
            <text:p><text:s/>1,548 <text:s/></text:p>
          </table:table-cell>
          <table:table-cell table:style-name="ce50" office:value-type="float" office:value="3237.801" calcext:value-type="float">
            <text:p><text:s/>3,2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90938.329726128" calcext:value-type="float">
            <text:p><text:s/>390,938 <text:s/></text:p>
          </table:table-cell>
          <table:table-cell table:style-name="ce50" office:value-type="float" office:value="34859.611" calcext:value-type="float">
            <text:p><text:s/>34,860 <text:s/></text:p>
          </table:table-cell>
          <table:table-cell table:style-name="ce50" office:value-type="float" office:value="485052.2743496" calcext:value-type="float">
            <text:p><text:s/>485,052 <text:s/></text:p>
          </table:table-cell>
          <table:table-cell table:style-name="ce50" office:value-type="float" office:value="240.906054411856" calcext:value-type="float">
            <text:p><text:s/>241 <text:s/></text:p>
          </table:table-cell>
          <table:table-cell table:style-name="ce50" office:value-type="float" office:value="160.06648181733" calcext:value-type="float">
            <text:p><text:s/>1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.06648181733" calcext:value-type="float">
            <text:p><text:s/>160 <text:s/></text:p>
          </table:table-cell>
          <table:table-cell table:style-name="ce50" office:value-type="float" office:value="80.8395725945256" calcext:value-type="float">
            <text:p><text:s/>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07332.811357141" calcext:value-type="float">
            <text:p><text:s/>307,333 <text:s/></text:p>
          </table:table-cell>
          <table:table-cell table:style-name="ce50" office:value-type="float" office:value="11636.319" calcext:value-type="float">
            <text:p><text:s/>11,636 <text:s/></text:p>
          </table:table-cell>
          <table:table-cell table:style-name="ce50" office:value-type="float" office:value="395335.91632476" calcext:value-type="float">
            <text:p><text:s/>395,336 <text:s/></text:p>
          </table:table-cell>
          <table:table-cell table:number-columns-repeated="2" table:style-name="ce50" office:value-type="float" office:value="160.06648181733" calcext:value-type="float">
            <text:p><text:s/>16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.06648181733" calcext:value-type="float">
            <text:p><text:s/>1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19460.94983165" calcext:value-type="float">
            <text:p>( 119,461 <text:s/>)</text:p>
          </table:table-cell>
          <table:table-cell table:style-name="ce53" office:value-type="float" office:value="8791.319" calcext:value-type="float">
            <text:p>( 8,791 <text:s/>)</text:p>
          </table:table-cell>
          <table:table-cell table:style-name="ce53" office:value-type="float" office:value="149873.948" calcext:value-type="float">
            <text:p>( 149,87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87871.861525492" calcext:value-type="float">
            <text:p>( 187,872 <text:s/>)</text:p>
          </table:table-cell>
          <table:table-cell table:style-name="ce53" office:value-type="float" office:value="2845" calcext:value-type="float">
            <text:p>( 2,845 <text:s/>)</text:p>
          </table:table-cell>
          <table:table-cell table:style-name="ce53" office:value-type="float" office:value="245461.96832476" calcext:value-type="float">
            <text:p>( 245,462 <text:s/>)</text:p>
          </table:table-cell>
          <table:table-cell table:number-columns-repeated="2" table:style-name="ce53" office:value-type="float" office:value="160.06648181733" calcext:value-type="float">
            <text:p>( 160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60.06648181733" calcext:value-type="float">
            <text:p>( 160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5622.8114478114" calcext:value-type="float">
            <text:p><text:s/>15,623 <text:s/></text:p>
          </table:table-cell>
          <table:table-cell table:style-name="ce50" office:value-type="float" office:value="21482" calcext:value-type="float">
            <text:p><text:s/>21,482 <text:s/></text:p>
          </table:table-cell>
          <table:table-cell table:style-name="ce50" office:value-type="float" office:value="1527" calcext:value-type="float">
            <text:p><text:s/>1,5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67982.7069211751" calcext:value-type="float">
            <text:p><text:s/>67,983 <text:s/></text:p>
          </table:table-cell>
          <table:table-cell table:style-name="ce50" office:value-type="float" office:value="1741.292" calcext:value-type="float">
            <text:p><text:s/>1,741 <text:s/></text:p>
          </table:table-cell>
          <table:table-cell table:style-name="ce50" office:value-type="float" office:value="88189.35802484" calcext:value-type="float">
            <text:p><text:s/>88,189 <text:s/></text:p>
          </table:table-cell>
          <table:table-cell table:style-name="ce50" office:value-type="float" office:value="80.8395725945256" calcext:value-type="float">
            <text:p><text:s/>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.8395725945256" calcext:value-type="float">
            <text:p><text:s/>8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1317.0590909091" calcext:value-type="float">
            <text:p><text:s/>31,317 <text:s/></text:p>
          </table:table-cell>
          <table:table-cell table:style-name="ce50" office:value-type="float" office:value="10548.648" calcext:value-type="float">
            <text:p><text:s/>10,549 <text:s/></text:p>
          </table:table-cell>
          <table:table-cell table:style-name="ce50" office:value-type="float" office:value="31961.942" calcext:value-type="float">
            <text:p><text:s/>31,9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1540.4268518519" calcext:value-type="float">
            <text:p><text:s/>41,540 <text:s/></text:p>
          </table:table-cell>
          <table:table-cell table:style-name="ce50" office:value-type="float" office:value="2407.388" calcext:value-type="float">
            <text:p><text:s/>2,407 <text:s/></text:p>
          </table:table-cell>
          <table:table-cell table:style-name="ce50" office:value-type="float" office:value="52693.463" calcext:value-type="float">
            <text:p><text:s/>52,6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93181.6793771044" calcext:value-type="float">
            <text:p><text:s/>93,182 <text:s/></text:p>
          </table:table-cell>
          <table:table-cell table:style-name="ce54" office:value-type="float" office:value="9068.582" calcext:value-type="float">
            <text:p><text:s/>9,069 <text:s/></text:p>
          </table:table-cell>
          <table:table-cell table:style-name="ce54" office:value-type="float" office:value="114938.855" calcext:value-type="float">
            <text:p><text:s/>114,93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3115.558417508" calcext:value-type="float">
            <text:p><text:s/>193,116 <text:s/></text:p>
          </table:table-cell>
          <table:table-cell table:style-name="ce50" office:value-type="float" office:value="193964.489" calcext:value-type="float">
            <text:p><text:s/>193,964 <text:s/></text:p>
          </table:table-cell>
          <table:table-cell table:style-name="ce50" office:value-type="float" office:value="82499.658" calcext:value-type="float">
            <text:p><text:s/>82,5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449.6836700337" calcext:value-type="float">
            <text:p><text:s/>12,450 <text:s/></text:p>
          </table:table-cell>
          <table:table-cell table:style-name="ce50" office:value-type="float" office:value="1170.176" calcext:value-type="float">
            <text:p><text:s/>1,170 <text:s/></text:p>
          </table:table-cell>
          <table:table-cell table:style-name="ce50" office:value-type="float" office:value="15393.426" calcext:value-type="float">
            <text:p><text:s/>15,39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0665.874747475" calcext:value-type="float">
            <text:p><text:s/>180,666 <text:s/></text:p>
          </table:table-cell>
          <table:table-cell table:style-name="ce50" office:value-type="float" office:value="192794.313" calcext:value-type="float">
            <text:p><text:s/>192,794 <text:s/></text:p>
          </table:table-cell>
          <table:table-cell table:style-name="ce50" office:value-type="float" office:value="67106.232" calcext:value-type="float">
            <text:p><text:s/>67,1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4530.527946128" calcext:value-type="float">
            <text:p>( 64,531 <text:s/>)</text:p>
          </table:table-cell>
          <table:table-cell table:style-name="ce53" office:value-type="float" office:value="87147.154" calcext:value-type="float">
            <text:p>( 87,147 <text:s/>)</text:p>
          </table:table-cell>
          <table:table-cell table:style-name="ce53" office:value-type="float" office:value="7716.16" calcext:value-type="float">
            <text:p>( 7,71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5555.578956229" calcext:value-type="float">
            <text:p>( 45,556 <text:s/>)</text:p>
          </table:table-cell>
          <table:table-cell table:style-name="ce55" office:value-type="float" office:value="37600" calcext:value-type="float">
            <text:p>( 37,600 <text:s/>)</text:p>
          </table:table-cell>
          <table:table-cell table:style-name="ce55" office:value-type="float" office:value="26711.142" calcext:value-type="float">
            <text:p>( 26,711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66486.973001316" calcext:value-type="float">
            <text:p><text:s/>366,487 <text:s/></text:p>
          </table:table-cell>
          <table:table-cell table:style-name="ce50" office:value-type="float" office:value="23383.028" calcext:value-type="float">
            <text:p><text:s/>23,383 <text:s/></text:p>
          </table:table-cell>
          <table:table-cell table:style-name="ce50" office:value-type="float" office:value="462977.89058396" calcext:value-type="float">
            <text:p><text:s/>462,9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10368.745728589" calcext:value-type="float">
            <text:p><text:s/>310,369 <text:s/></text:p>
          </table:table-cell>
          <table:table-cell table:style-name="ce50" office:value-type="float" office:value="17623.028" calcext:value-type="float">
            <text:p><text:s/>17,623 <text:s/></text:p>
          </table:table-cell>
          <table:table-cell table:style-name="ce50" office:value-type="float" office:value="394021.83058396" calcext:value-type="float">
            <text:p><text:s/>394,0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56118.2272727273" calcext:value-type="float">
            <text:p><text:s/>56,118 <text:s/></text:p>
          </table:table-cell>
          <table:table-cell table:style-name="ce50" office:value-type="float" office:value="5760" calcext:value-type="float">
            <text:p><text:s/>5,760 <text:s/></text:p>
          </table:table-cell>
          <table:table-cell table:style-name="ce50" office:value-type="float" office:value="68956.06" calcext:value-type="float">
            <text:p><text:s/>68,9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3742.6968013468" calcext:value-type="float">
            <text:p>( 43,743 <text:s/>)</text:p>
          </table:table-cell>
          <table:table-cell table:style-name="ce53" office:value-type="float" office:value="1154" calcext:value-type="float">
            <text:p>( 1,154 <text:s/>)</text:p>
          </table:table-cell>
          <table:table-cell table:style-name="ce53" office:value-type="float" office:value="56714.582" calcext:value-type="float">
            <text:p>( 56,71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16337.224747475" calcext:value-type="float">
            <text:p><text:s/>116,337 <text:s/></text:p>
          </table:table-cell>
          <table:table-cell table:style-name="ce50" office:value-type="float" office:value="19897.284" calcext:value-type="float">
            <text:p><text:s/>19,897 <text:s/></text:p>
          </table:table-cell>
          <table:table-cell table:style-name="ce50" office:value-type="float" office:value="135878.662" calcext:value-type="float">
            <text:p><text:s/>135,8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573.91060606061" calcext:value-type="float">
            <text:p><text:s/>6,574 <text:s/></text:p>
          </table:table-cell>
          <table:table-cell table:style-name="ce54" office:value-type="float" office:value="5447.466" calcext:value-type="float">
            <text:p><text:s/>5,447 <text:s/></text:p>
          </table:table-cell>
          <table:table-cell table:style-name="ce54" office:value-type="float" office:value="3835.37" calcext:value-type="float">
            <text:p><text:s/>3,83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9537.687794613" calcext:value-type="float">
            <text:p><text:s/>169,538 <text:s/></text:p>
          </table:table-cell>
          <table:table-cell table:style-name="ce50" office:value-type="float" office:value="93620.548" calcext:value-type="float">
            <text:p><text:s/>93,621 <text:s/></text:p>
          </table:table-cell>
          <table:table-cell table:style-name="ce50" office:value-type="float" office:value="140571.483" calcext:value-type="float">
            <text:p><text:s/>140,5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56871.8034511785" calcext:value-type="float">
            <text:p>( 56,872 <text:s/>)</text:p>
          </table:table-cell>
          <table:table-cell table:style-name="ce53" office:value-type="float" office:value="14185.768" calcext:value-type="float">
            <text:p>( 14,186 <text:s/>)</text:p>
          </table:table-cell>
          <table:table-cell table:style-name="ce53" office:value-type="float" office:value="62461.209" calcext:value-type="float">
            <text:p>( 62,461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8268.9182659933" calcext:value-type="float">
            <text:p><text:s/>28,269 <text:s/></text:p>
          </table:table-cell>
          <table:table-cell table:style-name="ce50" office:value-type="float" office:value="21859.964" calcext:value-type="float">
            <text:p><text:s/>21,860 <text:s/></text:p>
          </table:table-cell>
          <table:table-cell table:style-name="ce50" office:value-type="float" office:value="17883.893" calcext:value-type="float">
            <text:p><text:s/>17,8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50839.6205387205" calcext:value-type="float">
            <text:p><text:s/>50,840 <text:s/></text:p>
          </table:table-cell>
          <table:table-cell table:style-name="ce50" office:value-type="float" office:value="4679" calcext:value-type="float">
            <text:p><text:s/>4,679 <text:s/></text:p>
          </table:table-cell>
          <table:table-cell table:style-name="ce50" office:value-type="float" office:value="62949.188" calcext:value-type="float">
            <text:p><text:s/>62,9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2368.809911242" calcext:value-type="float">
            <text:p><text:s/>282,369 <text:s/></text:p>
          </table:table-cell>
          <table:table-cell table:style-name="ce50" office:value-type="float" office:value="1186.4988" calcext:value-type="float">
            <text:p><text:s/>1,1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86.4988" calcext:value-type="float">
            <text:p><text:s/>1,186 <text:s/></text:p>
          </table:table-cell>
          <table:table-cell table:style-name="ce50" office:value-type="float" office:value="281182.311111242" calcext:value-type="float">
            <text:p><text:s/>281,1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30681.89503367" calcext:value-type="float">
            <text:p><text:s/>30,682 <text:s/></text:p>
          </table:table-cell>
          <table:table-cell table:style-name="ce51" office:value-type="float" office:value="3473.636" calcext:value-type="float">
            <text:p><text:s/>3,474 <text:s/></text:p>
          </table:table-cell>
          <table:table-cell table:style-name="ce51" office:value-type="float" office:value="37412.425" calcext:value-type="float">
            <text:p><text:s/>37,41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2348.50075757576" calcext:value-type="float">
            <text:p><text:s/>2,3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00.021" calcext:value-type="float">
            <text:p><text:s/>3,1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2348.50075757576" calcext:value-type="float">
            <text:p><text:s/>2,3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00.021" calcext:value-type="float">
            <text:p><text:s/>3,1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2715.751767677" calcext:value-type="float">
            <text:p><text:s/>342,716 <text:s/></text:p>
          </table:table-cell>
          <table:table-cell table:style-name="ce50" office:value-type="float" office:value="366470.133" calcext:value-type="float">
            <text:p><text:s/>366,470 <text:s/></text:p>
          </table:table-cell>
          <table:table-cell table:style-name="ce50" office:value-type="float" office:value="126633.563" calcext:value-type="float">
            <text:p><text:s/>126,6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97948.194023569" calcext:value-type="float">
            <text:p><text:s/>297,948 <text:s/></text:p>
          </table:table-cell>
          <table:table-cell table:style-name="ce50" office:value-type="float" office:value="311942.609" calcext:value-type="float">
            <text:p><text:s/>311,943 <text:s/></text:p>
          </table:table-cell>
          <table:table-cell table:style-name="ce50" office:value-type="float" office:value="116009.297" calcext:value-type="float">
            <text:p><text:s/>116,0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46.183922558923" calcext:value-type="float">
            <text:p><text:s/>246 <text:s/></text:p>
          </table:table-cell>
          <table:table-cell table:style-name="ce50" office:value-type="float" office:value="341.534" calcext:value-type="float">
            <text:p><text:s/>342 <text:s/></text:p>
          </table:table-cell>
          <table:table-cell table:style-name="ce50" office:value-type="float" office:value="21.377" calcext:value-type="float">
            <text:p><text:s/>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6768.9073232323" calcext:value-type="float">
            <text:p><text:s/>26,769 <text:s/></text:p>
          </table:table-cell>
          <table:table-cell table:style-name="ce50" office:value-type="float" office:value="31158.678" calcext:value-type="float">
            <text:p><text:s/>31,159 <text:s/></text:p>
          </table:table-cell>
          <table:table-cell table:style-name="ce50" office:value-type="float" office:value="7638.355" calcext:value-type="float">
            <text:p><text:s/>7,6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3817.9264309764" calcext:value-type="float">
            <text:p><text:s/>13,818 <text:s/></text:p>
          </table:table-cell>
          <table:table-cell table:style-name="ce50" office:value-type="float" office:value="17184.52" calcext:value-type="float">
            <text:p><text:s/>17,185 <text:s/></text:p>
          </table:table-cell>
          <table:table-cell table:style-name="ce50" office:value-type="float" office:value="2964.534" calcext:value-type="float">
            <text:p><text:s/>2,96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3934.54006734007" calcext:value-type="float">
            <text:p><text:s/>3,935 <text:s/></text:p>
          </table:table-cell>
          <table:table-cell table:style-name="ce51" office:value-type="float" office:value="5842.792" calcext:value-type="float">
            <text:p><text:s/>5,84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47607.464478115" calcext:value-type="float">
            <text:p><text:s/>547,607 <text:s/></text:p>
          </table:table-cell>
          <table:table-cell table:style-name="ce52" office:value-type="float" office:value="753069.752" calcext:value-type="float">
            <text:p><text:s/>753,070 <text:s/></text:p>
          </table:table-cell>
          <table:table-cell table:style-name="ce52" office:value-type="float" office:value="53446.518" calcext:value-type="float">
            <text:p><text:s/>53,44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3070138.567536" calcext:value-type="float">
            <text:p><text:s/>73,070,139 <text:s/></text:p>
          </table:table-cell>
          <table:table-cell table:style-name="ce57" office:value-type="float" office:value="19356" calcext:value-type="float">
            <text:p><text:s/>19,356 <text:s/></text:p>
          </table:table-cell>
          <table:table-cell table:style-name="ce57" office:value-type="float" office:value="73050782.567536" calcext:value-type="float">
            <text:p><text:s/>73,050,783 <text:s/></text:p>
          </table:table-cell>
          <table:table-cell table:style-name="ce57" office:value-type="float" office:value="3575267.634712" calcext:value-type="float">
            <text:p><text:s/>3,575,268 <text:s/></text:p>
          </table:table-cell>
          <table:table-cell table:style-name="ce57" office:value-type="float" office:value="249780.397279" calcext:value-type="float">
            <text:p><text:s/>249,780 <text:s/></text:p>
          </table:table-cell>
          <table:table-cell table:style-name="ce57" office:value-type="float" office:value="231914.557966" calcext:value-type="float">
            <text:p><text:s/>231,9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7865.839313" calcext:value-type="float">
            <text:p><text:s/>17,866 <text:s/></text:p>
          </table:table-cell>
          <table:table-cell table:style-name="ce57" office:value-type="float" office:value="3325487.237433" calcext:value-type="float">
            <text:p><text:s/>3,325,48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72479138.466" calcext:value-type="float">
            <text:p><text:s/>72,479,1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2479138.466" calcext:value-type="float">
            <text:p><text:s/>72,479,13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0658.253477" calcext:value-type="float">
            <text:p><text:s/>50,65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50658.253477" calcext:value-type="float">
            <text:p><text:s/>50,65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91000.101536" calcext:value-type="float">
            <text:p><text:s/>591,000 <text:s/></text:p>
          </table:table-cell>
          <table:table-cell table:style-name="ce57" office:value-type="float" office:value="19356" calcext:value-type="float">
            <text:p><text:s/>19,356 <text:s/></text:p>
          </table:table-cell>
          <table:table-cell table:style-name="ce57" office:value-type="float" office:value="571644.101536" calcext:value-type="float">
            <text:p><text:s/>571,644 <text:s/></text:p>
          </table:table-cell>
          <table:table-cell table:style-name="ce57" office:value-type="float" office:value="3524609.381235" calcext:value-type="float">
            <text:p><text:s/>3,524,609 <text:s/></text:p>
          </table:table-cell>
          <table:table-cell table:style-name="ce57" office:value-type="float" office:value="249780.397279" calcext:value-type="float">
            <text:p><text:s/>249,780 <text:s/></text:p>
          </table:table-cell>
          <table:table-cell table:style-name="ce57" office:value-type="float" office:value="231914.557966" calcext:value-type="float">
            <text:p><text:s/>231,91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7865.839313" calcext:value-type="float">
            <text:p><text:s/>17,866 <text:s/></text:p>
          </table:table-cell>
          <table:table-cell table:style-name="ce57" office:value-type="float" office:value="3274828.983956" calcext:value-type="float">
            <text:p><text:s/>3,274,82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4579.273636" calcext:value-type="float">
            <text:p><text:s/>84,57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4579.273636" calcext:value-type="float">
            <text:p><text:s/>84,579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4579.273636" calcext:value-type="float">
            <text:p><text:s/>84,57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84579.273636" calcext:value-type="float">
            <text:p><text:s/>84,579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317861.918" calcext:value-type="float">
            <text:p><text:s/>4,317,862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28762.129" calcext:value-type="float">
            <text:p><text:s/>528,762 <text:s/></text:p>
          </table:table-cell>
          <table:table-cell table:style-name="ce49" office:value-type="float" office:value="1500484.383" calcext:value-type="float">
            <text:p><text:s/>1,500,484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2388975" calcext:value-type="float">
            <text:p><text:s/>42,388,9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2388975" calcext:value-type="float">
            <text:p><text:s/>42,388,975 <text:s/></text:p>
          </table:table-cell>
          <table:table-cell table:style-name="ce51" office:value-type="float" office:value="4317861.918" calcext:value-type="float">
            <text:p><text:s/>4,317,86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28762.129" calcext:value-type="float">
            <text:p><text:s/>528,762 <text:s/></text:p>
          </table:table-cell>
          <table:table-cell table:style-name="ce51" office:value-type="float" office:value="1500484.383" calcext:value-type="float">
            <text:p><text:s/>1,500,48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96254.381" calcext:value-type="float">
            <text:p><text:s/>-96,25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388975" calcext:value-type="float">
            <text:p><text:s/>42,388,975 <text:s/></text:p>
          </table:table-cell>
          <table:table-cell table:style-name="ce50" office:value-type="float" office:value="7439031.918" calcext:value-type="float">
            <text:p><text:s/>7,439,0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8762.129" calcext:value-type="float">
            <text:p><text:s/>528,762 <text:s/></text:p>
          </table:table-cell>
          <table:table-cell table:style-name="ce50" office:value-type="float" office:value="1500484.383" calcext:value-type="float">
            <text:p><text:s/>1,500,48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2388975" calcext:value-type="float">
            <text:p><text:s/>42,388,975 <text:s/></text:p>
          </table:table-cell>
          <table:table-cell table:style-name="ce50" office:value-type="float" office:value="7439031.918" calcext:value-type="float">
            <text:p><text:s/>7,439,0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798.549" calcext:value-type="float">
            <text:p><text:s/>42,799 <text:s/></text:p>
          </table:table-cell>
          <table:table-cell table:style-name="ce50" office:value-type="float" office:value="1493461.491" calcext:value-type="float">
            <text:p><text:s/>1,493,4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5963.58" calcext:value-type="float">
            <text:p><text:s/>485,964 <text:s/></text:p>
          </table:table-cell>
          <table:table-cell table:style-name="ce50" office:value-type="float" office:value="7022.892" calcext:value-type="float">
            <text:p><text:s/>7,0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1170" calcext:value-type="float">
            <text:p><text:s/>3,121,1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963935.448" calcext:value-type="float">
            <text:p><text:s/>259,963,93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21170" calcext:value-type="float">
            <text:p><text:s/>3,121,1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9963935.448" calcext:value-type="float">
            <text:p><text:s/>259,963,93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840964.011" calcext:value-type="float">
            <text:p><text:s/>18,840,96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3.577" calcext:value-type="float">
            <text:p><text:s/>91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072.57" calcext:value-type="float">
            <text:p><text:s/>20,07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52611.664" calcext:value-type="float">
            <text:p><text:s/>3,252,61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13727.593" calcext:value-type="float">
            <text:p><text:s/>9,213,72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69754" calcext:value-type="float">
            <text:p><text:s/>3,669,75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5197.827" calcext:value-type="float">
            <text:p><text:s/>2,205,198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78686.78" calcext:value-type="float">
            <text:p><text:s/>478,68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959804.289" calcext:value-type="float">
            <text:p><text:s/>8,959,80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2259421.529" calcext:value-type="float">
            <text:p><text:s/>232,259,42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32259421.529" calcext:value-type="float">
            <text:p><text:s/>232,259,4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414562.712" calcext:value-type="float">
            <text:p><text:s/>136,414,5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4409.545" calcext:value-type="float">
            <text:p><text:s/>474,4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83583.849" calcext:value-type="float">
            <text:p><text:s/>3,883,5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96384.199" calcext:value-type="float">
            <text:p><text:s/>5,496,3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8481.237" calcext:value-type="float">
            <text:p><text:s/>218,4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0105.443" calcext:value-type="float">
            <text:p><text:s/>410,1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15791.292" calcext:value-type="float">
            <text:p><text:s/>3,515,7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0653.559" calcext:value-type="float">
            <text:p><text:s/>560,6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321292.922" calcext:value-type="float">
            <text:p><text:s/>28,321,2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693131.48" calcext:value-type="float">
            <text:p><text:s/>19,693,1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91810.449" calcext:value-type="float">
            <text:p>( 291,81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786776.44" calcext:value-type="float">
            <text:p>( 17,786,77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80117.162" calcext:value-type="float">
            <text:p><text:s/>5,580,1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0608.307" calcext:value-type="float">
            <text:p><text:s/>2,170,60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877435.973" calcext:value-type="float">
            <text:p><text:s/>877,4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78913.488" calcext:value-type="float">
            <text:p><text:s/>3,078,9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1665.794" calcext:value-type="float">
            <text:p><text:s/>1,221,66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116473.563" calcext:value-type="float">
            <text:p><text:s/>5,116,4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42673.537" calcext:value-type="float">
            <text:p><text:s/>5,742,6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3216.861" calcext:value-type="float">
            <text:p><text:s/>2,023,2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9456.676" calcext:value-type="float">
            <text:p><text:s/>3,719,4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58605.568" calcext:value-type="float">
            <text:p>( 358,606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467805.641" calcext:value-type="float">
            <text:p>( 2,467,8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120646.626" calcext:value-type="float">
            <text:p><text:s/>17,120,6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908772.952" calcext:value-type="float">
            <text:p><text:s/>15,908,7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11873.674" calcext:value-type="float">
            <text:p><text:s/>1,211,8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51130.51" calcext:value-type="float">
            <text:p>( 651,13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066044.543" calcext:value-type="float">
            <text:p><text:s/>7,066,04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217158.888" calcext:value-type="float">
            <text:p><text:s/>2,217,1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941993.929" calcext:value-type="float">
            <text:p><text:s/>43,941,9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0157605.639" calcext:value-type="float">
            <text:p>( 30,157,6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99376.551" calcext:value-type="float">
            <text:p><text:s/>2,499,3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3314.538" calcext:value-type="float">
            <text:p><text:s/>1,433,3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7430.243" calcext:value-type="float">
            <text:p><text:s/>1,007,4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62428.909" calcext:value-type="float">
            <text:p><text:s/>2,462,4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5740.057" calcext:value-type="float">
            <text:p><text:s/>625,74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61329.675" calcext:value-type="float">
            <text:p><text:s/>1,361,3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21350.865" calcext:value-type="float">
            <text:p><text:s/>1,321,3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978.81" calcext:value-type="float">
            <text:p><text:s/>39,9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32935.219" calcext:value-type="float">
            <text:p><text:s/>2,832,9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6200.628" calcext:value-type="float">
            <text:p><text:s/>1,906,20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26734.591" calcext:value-type="float">
            <text:p><text:s/>926,7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68121.1036" calcext:value-type="float">
            <text:p><text:s/>46,468,1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239405.323" calcext:value-type="float">
            <text:p><text:s/>5,239,4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40070.467" calcext:value-type="float">
            <text:p><text:s/>2,940,0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81822.87" calcext:value-type="float">
            <text:p><text:s/>1,381,8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90980.669" calcext:value-type="float">
            <text:p><text:s/>790,9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20044.584" calcext:value-type="float">
            <text:p><text:s/>1,420,0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28093.443" calcext:value-type="float">
            <text:p><text:s/>1,028,0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57346.464" calcext:value-type="float">
            <text:p><text:s/>1,357,3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66066.611" calcext:value-type="float">
            <text:p><text:s/>8,266,0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91026.2256" calcext:value-type="float">
            <text:p><text:s/>5,391,02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653264.447" calcext:value-type="float">
            <text:p><text:s/>18,653,264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5182472.8194" calcext:value-type="float">
            <text:p><text:s/>45,182,4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2388975" calcext:value-type="float">
            <text:p><text:s/>42,388,975 <text:s/></text:p>
          </table:table-cell>
          <table:table-cell table:style-name="ce57" office:value-type="float" office:value="7439031.918" calcext:value-type="float">
            <text:p><text:s/>7,439,03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28762.129" calcext:value-type="float">
            <text:p><text:s/>528,762 <text:s/></text:p>
          </table:table-cell>
          <table:table-cell table:style-name="ce57" office:value-type="float" office:value="1500484.383" calcext:value-type="float">
            <text:p><text:s/>1,500,484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2388975" calcext:value-type="float">
            <text:p><text:s/>42,388,975 <text:s/></text:p>
          </table:table-cell>
          <table:table-cell table:style-name="ce57" office:value-type="float" office:value="7439031.918" calcext:value-type="float">
            <text:p><text:s/>7,439,03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2798.549" calcext:value-type="float">
            <text:p><text:s/>42,799 <text:s/></text:p>
          </table:table-cell>
          <table:table-cell table:style-name="ce57" office:value-type="float" office:value="1493461.491" calcext:value-type="float">
            <text:p><text:s/>1,493,46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85963.58" calcext:value-type="float">
            <text:p><text:s/>485,964 <text:s/></text:p>
          </table:table-cell>
          <table:table-cell table:style-name="ce57" office:value-type="float" office:value="7022.892" calcext:value-type="float">
            <text:p><text:s/>7,02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2151" calcext:value-type="float">
            <text:p><text:s/>112,151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2151" calcext:value-type="float">
            <text:p><text:s/>112,151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39723" calcext:value-type="float">
            <text:p><text:s/>22,639,723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39723" calcext:value-type="float">
            <text:p><text:s/>22,639,723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8585.1" calcext:value-type="float">
            <text:p><text:s/>5,768,585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8585.1" calcext:value-type="float">
            <text:p><text:s/>5,768,585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2151" calcext:value-type="float">
            <text:p><text:s/>112,151 <text:s/></text:p>
          </table:table-cell>
          <table:table-cell table:style-name="ce52" office:value-type="float" office:value="16871137.9" calcext:value-type="float">
            <text:p><text:s/>16,871,138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2151" calcext:value-type="float">
            <text:p><text:s/>112,151 <text:s/></text:p>
          </table:table-cell>
          <table:table-cell table:style-name="ce52" office:value-type="float" office:value="16871137.9" calcext:value-type="float">
            <text:p><text:s/>16,871,138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71137.9" calcext:value-type="float">
            <text:p><text:s/>16,871,138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3974.666666667" calcext:value-type="float">
            <text:p><text:s/>223,975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6038.333333333" calcext:value-type="float">
            <text:p><text:s/>546,038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6007" calcext:value-type="float">
            <text:p><text:s/>206,007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56874.25" calcext:value-type="float">
            <text:p><text:s/>15,256,874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256874.25" calcext:value-type="float">
            <text:p><text:s/>15,256,874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70227.17" calcext:value-type="float">
            <text:p>( 170,227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086647.08" calcext:value-type="float">
            <text:p>( 15,086,647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4570.65" calcext:value-type="float">
            <text:p><text:s/>94,571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742.39" calcext:value-type="float">
            <text:p><text:s/>56,742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828.26" calcext:value-type="float">
            <text:p><text:s/>37,828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7828.26" calcext:value-type="float">
            <text:p>( 37,828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3673" calcext:value-type="float">
            <text:p><text:s/>543,673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3673" calcext:value-type="float">
            <text:p>( 543,673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64.53" calcext:value-type="float">
            <text:p><text:s/>3,36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64.53" calcext:value-type="float">
            <text:p><text:s/>3,36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8786.47" calcext:value-type="float">
            <text:p><text:s/>108,78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